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3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7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8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79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2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5" style:family="paragraph" style:parent-style-name="Standard">
      <style:paragraph-properties fo:text-align="justify" style:justify-single-word="false"/>
      <style:text-properties officeooo:paragraph-rsid="0021d944"/>
    </style:style>
    <style:style style:name="P96" style:family="paragraph" style:parent-style-name="Standard">
      <style:paragraph-properties style:line-height-at-least="0.503cm"/>
    </style:style>
    <style:style style:name="P97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28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#ffffff" style:font-size-asian="16pt" style:font-weight-asian="bold" style:font-size-complex="16pt" style:font-weight-complex="bold"/>
    </style:style>
    <style:style style:name="P129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0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#ffffff" style:font-size-asian="16pt" style:font-weight-asian="bold" style:font-size-complex="16pt" style:font-weight-complex="bold"/>
    </style:style>
    <style:style style:name="P131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4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36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3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3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3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46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4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48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49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0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1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2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53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58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59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0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1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66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69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82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83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84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85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86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87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88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89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0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1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92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93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94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95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96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97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9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1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2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3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4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05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06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#ffffff" style:font-size-asian="16pt" style:font-weight-asian="bold" style:font-size-complex="16pt" style:font-weight-complex="bold"/>
    </style:style>
    <style:style style:name="P211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2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3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4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P21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21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217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2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P21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style:font-size-asian="16pt" style:font-weight-asian="bold" style:font-size-complex="16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3430223583" text:style-name="L1">
        <text:list-item>
          <text:p text:style-name="P146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74334619135469" text:continue-numbering="true" text:style-name="L1">
        <text:list-item>
          <text:p text:style-name="P146">JavaScript</text:p>
        </text:list-item>
      </text:list>
      <text:list xml:id="list879047287" text:style-name="L2">
        <text:list-item>
          <text:p text:style-name="P157">JavaScript <text:span text:style-name="T13">Core</text:span></text:p>
          <text:list>
            <text:list-item>
              <text:p text:style-name="P162">linguagem de programação que roda Navegador do usuário (front-end):</text:p>
              <text:list>
                <text:list-item>
                  <text:p text:style-name="P162">Se você clicar em algum botão da página e aparece uma janela. Isso é o JavaScript.</text:p>
                </text:list-item>
                <text:list-item>
                  <text:p text:style-name="P163">Alteração do site ou aplicativo, conforme a interação do usuário.</text:p>
                </text:list-item>
              </text:list>
            </text:list-item>
            <text:list-item>
              <text:p text:style-name="P163">Roda também no computador (back-end)</text:p>
            </text:list-item>
          </text:list>
        </text:list-item>
        <text:list-item>
          <text:p text:style-name="P157">O que podemos fazer?</text:p>
          <text:list>
            <text:list-item>
              <text:p text:style-name="P163">Podemos criar aplicações web, mobile (React Native), desktop (Electron);</text:p>
            </text:list-item>
            <text:list-item>
              <text:p text:style-name="P163">Empresas famosas que usam:</text:p>
              <text:list>
                <text:list-item>
                  <text:p text:style-name="P163">Facebook (Instagram, WhatsApp);</text:p>
                </text:list-item>
                <text:list-item>
                  <text:p text:style-name="P163">Google (Youtube, Gmail, Drive);</text:p>
                </text:list-item>
                <text:list-item>
                  <text:p text:style-name="P163">Uber;</text:p>
                </text:list-item>
                <text:list-item>
                  <text:p text:style-name="P163">Netflix</text:p>
                </text:list-item>
                <text:list-item>
                  <text:p text:style-name="P163">TikTok</text:p>
                </text:list-item>
                <text:list-item>
                  <text:p text:style-name="P163">…</text:p>
                </text:list-item>
              </text:list>
            </text:list-item>
            <text:list-item>
              <text:p text:style-name="P163">99.99% dos sites na web usam JavaScript;</text:p>
            </text:list-item>
            <text:list-item>
              <text:p text:style-name="P163">Linguagem obrigatória para quem programa o Front-end Web.</text:p>
            </text:list-item>
          </text:list>
        </text:list-item>
        <text:list-item>
          <text:p text:style-name="P158">Evolução</text:p>
          <text:list>
            <text:list-item>
              <text:p text:style-name="P162">A comunidade cresce cada vez mais e a linguagem está sempre evoluindo.</text:p>
            </text:list-item>
          </text:list>
        </text:list-item>
        <text:list-item>
          <text:p text:style-name="P158">O que vamos ver o curso?</text:p>
          <text:list>
            <text:list-item>
              <text:p text:style-name="P162">Tipos de dados</text:p>
            </text:list-item>
            <text:list-item>
              <text:p text:style-name="P162">Variáveis</text:p>
            </text:list-item>
            <text:list-item>
              <text:p text:style-name="P162">Funções</text:p>
            </text:list-item>
            <text:list-item>
              <text:p text:style-name="P162">Condicionais</text:p>
            </text:list-item>
            <text:list-item>
              <text:p text:style-name="P162">Estruturas de repetição</text:p>
            </text:list-item>
            <text:list-item>
              <text:p text:style-name="P162">…</text:p>
            </text:list-item>
          </text:list>
        </text:list-item>
        <text:list-item>
          <text:p text:style-name="P158">Como vai funcionar a dinâmica do curso?</text:p>
          <text:list>
            <text:list-item>
              <text:p text:style-name="P162">Treino de futebol</text:p>
            </text:list-item>
            <text:list-item>
              <text:p text:style-name="P162">Treino de artes marciais</text:p>
            </text:list-item>
            <text:list-item>
              <text:p text:style-name="P162">Conceitos e fundamentos</text:p>
            </text:list-item>
            <text:list-item>
              <text:p text:style-name="P162">Prática</text:p>
            </text:list-item>
            <text:list-item>
              <text:p text:style-name="P162">Revisão</text:p>
            </text:list-item>
          </text:list>
        </text:list-item>
      </text:list>
      <text:p text:style-name="P7"/>
      <text:p text:style-name="P137">Guias estelares</text:p>
      <text:p text:style-name="P31"><text:span text:style-name="T1">O guia estelar de </text:span><text:span text:style-name="T2">JavaScript</text:span></text:p>
      <text:p text:style-name="P3">Primeiros Passos</text:p>
      <text:list xml:id="list3814049931" text:style-name="L3">
        <text:list-item>
          <text:p text:style-name="P147">Sintaxe</text:p>
        </text:list-item>
      </text:list>
      <text:list xml:id="list1911458075" text:style-name="L4">
        <text:list-item>
          <text:p text:style-name="P159">A importância da Sintaxe<text:span text:style-name="T14"> – escrever texto de uma maneira correta.</text:span></text:p>
          <text:list>
            <text:list-item>
              <text:p text:style-name="P164">Toda linguagem tem;</text:p>
            </text:list-item>
            <text:list-item>
              <text:p text:style-name="P164">Uma boa comunicação necessita de uma boa sintaxe;</text:p>
            </text:list-item>
            <text:list-item>
              <text:p text:style-name="P164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74334740887668" text:continue-list="list3814049931" text:style-name="L3">
        <text:list-item>
          <text:p text:style-name="P148">Maneiras de executar o JavaScript</text:p>
        </text:list-item>
      </text:list>
      <text:list xml:id="list2303262587" text:style-name="L5">
        <text:list-item>
          <text:p text:style-name="P165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65"><text:a xlink:type="simple" xlink:href="https://codepen.io/" text:style-name="Internet_20_link" text:visited-style-name="Visited_20_Internet_20_Link">https://codepen.io/</text:a></text:p>
        </text:list-item>
        <text:list-item>
          <text:p text:style-name="P165">Visual Studio Code</text:p>
        </text:list-item>
      </text:list>
      <text:p text:style-name="P12"/>
      <text:list xml:id="list74334535706259" text:continue-list="list74334740887668" text:style-name="L3">
        <text:list-item>
          <text:p text:style-name="P149">Adicionando arquivos JS</text:p>
        </text:list-item>
      </text:list>
      <text:list xml:id="list226600508" text:style-name="L6">
        <text:list-item>
          <text:p text:style-name="P166">HTML</text:p>
        </text:list-item>
      </text:list>
      <text:p text:style-name="P42"><text:span text:style-name="T30">&lt;!</text:span><text:span text:style-name="T31">DOCTYPE</text:span> <text:span text:style-name="T16">html</text:span><text:span text:style-name="T30">&gt;</text:span></text:p>
      <text:p text:style-name="P56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6"><text:span text:style-name="T30">&lt;</text:span><text:span text:style-name="T31">head</text:span><text:span text:style-name="T30">&gt;</text:span></text:p>
      <text:p text:style-name="P56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6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6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6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6"><text:span text:style-name="T30">&lt;/</text:span><text:span text:style-name="T31">head</text:span><text:span text:style-name="T30">&gt;</text:span></text:p>
      <text:p text:style-name="P56"><text:span text:style-name="T30">&lt;</text:span><text:span text:style-name="T31">body</text:span><text:span text:style-name="T30">&gt;</text:span></text:p>
      <text:p text:style-name="P73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6"><text:span text:style-name="T30">&lt;/</text:span><text:span text:style-name="T31">body</text:span><text:span text:style-name="T30">&gt;</text:span></text:p>
      <text:p text:style-name="P56"><text:span text:style-name="T30">&lt;/</text:span><text:span text:style-name="T31">html</text:span><text:span text:style-name="T30">&gt;</text:span></text:p>
      <text:p text:style-name="P29"/>
      <text:list xml:id="list2193102484" text:style-name="L7">
        <text:list-item>
          <text:p text:style-name="P167">JAVA SCRIPT</text:p>
        </text:list-item>
      </text:list>
      <text:p text:style-name="P40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4"/>
      <text:list xml:id="list74333598939790" text:continue-list="list74334535706259" text:style-name="L3">
        <text:list-item>
          <text:p text:style-name="P150">Comentários</text:p>
        </text:list-item>
      </text:list>
      <text:p text:style-name="P82">//Aqui eu tenho um comentário em linha</text:p>
      <text:p text:style-name="P91">/*</text:p>
      <text:p text:style-name="P91">Aqui eu tenho um comentário multi linha (bloco)</text:p>
      <text:p text:style-name="P78"/>
      <text:p text:style-name="P91">o código abaixo escreve alguma mensagem no devtools</text:p>
      <text:p text:style-name="P91">*/</text:p>
      <text:p text:style-name="P78"/>
      <text:p text:style-name="P56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6"><text:span text:style-name="T16">console</text:span>.<text:span text:style-name="T25">log</text:span>(<text:span text:style-name="T28">'não iria ignorar'</text:span>)</text:p>
      <text:p text:style-name="P8"/>
      <text:p text:style-name="P138">Guias estelares</text:p>
      <text:p text:style-name="P32"><text:span text:style-name="T1">O guia estelar de </text:span><text:span text:style-name="T2">JavaScript</text:span></text:p>
      <text:p text:style-name="P4">Tipos de dados</text:p>
      <text:list xml:id="list2932148359" text:style-name="L8">
        <text:list-item>
          <text:p text:style-name="P151">Introdução</text:p>
        </text:list-item>
      </text:list>
      <text:list xml:id="list1230289496" text:style-name="L9">
        <text:list-item>
          <text:p text:style-name="P160">Tipos de dados</text:p>
          <text:list>
            <text:list-item>
              <text:p text:style-name="P168">Gramática:</text:p>
              <text:list>
                <text:list-item>
                  <text:p text:style-name="P168">Elementos da linguagem e suas combinações</text:p>
                </text:list-item>
                <text:list-item>
                  <text:p text:style-name="P168">A arte de falar e escrever corretamente</text:p>
                </text:list-item>
              </text:list>
            </text:list-item>
            <text:list-item>
              <text:p text:style-name="P168">Vocabulário:</text:p>
              <text:list>
                <text:list-item>
                  <text:p text:style-name="P168">Conjunto de termos e expressões</text:p>
                </text:list-item>
                <text:list-item>
                  <text:p text:style-name="P168">Agrupamento de palavras</text:p>
                </text:list-item>
              </text:list>
            </text:list-item>
            <text:list-item>
              <text:p text:style-name="P168">Precisamos saber como escrever</text:p>
            </text:list-item>
            <text:list-item>
              <text:p text:style-name="P168">Precisamos saber os significados</text:p>
            </text:list-item>
            <text:list-item>
              <text:p text:style-name="P168">Precisamos continuar aprendendo, para crescer nosso vocabulário</text:p>
            </text:list-item>
          </text:list>
        </text:list-item>
        <text:list-item>
          <text:p text:style-name="P160">Como vai ser a dinâmica do aprendizado?</text:p>
          <text:list>
            <text:list-item>
              <text:p text:style-name="P168">Conceitos e escrita</text:p>
            </text:list-item>
            <text:list-item>
              <text:p text:style-name="P168">Vamos aprender os tipos de dados utilizados na linguagem</text:p>
              <text:list>
                <text:list-item>
                  <text:p text:style-name="P168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74334019231699" text:continue-list="list2932148359" text:style-name="L8">
        <text:list-item>
          <text:p text:style-name="P151">String</text:p>
        </text:list-item>
      </text:list>
      <text:list xml:id="list1668145251" text:style-name="L10">
        <text:list-item>
          <text:p text:style-name="P169">Cadeia de caracteres</text:p>
          <text:list>
            <text:list-item>
              <text:p text:style-name="P169">“” aspas duplas</text:p>
            </text:list-item>
            <text:list-item>
              <text:p text:style-name="P169">‘’ aspas simples</text:p>
            </text:list-item>
            <text:list-item>
              <text:p text:style-name="P169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3"><text:span text:style-name="T16">console</text:span>.<text:span text:style-name="T25">log</text:span>(<text:span text:style-name="T28">"Thiago Carlos"</text:span>)</text:p>
      <text:p text:style-name="P56"><text:span text:style-name="T16">console</text:span>.<text:span text:style-name="T25">log</text:span>(<text:span text:style-name="T28">'Limeira da Silva'</text:span>)</text:p>
      <text:p text:style-name="P56"><text:span text:style-name="T16">console</text:span>.<text:span text:style-name="T25">log</text:span>(<text:span text:style-name="T28">`com crases eu posso </text:span></text:p>
      <text:p text:style-name="P78"/>
      <text:p text:style-name="P94">quebrar linha</text:p>
      <text:p text:style-name="P78"/>
      <text:p text:style-name="P56"><text:span text:style-name="T28">`</text:span>)</text:p>
      <text:p text:style-name="P78"/>
      <text:p text:style-name="P56"><text:span text:style-name="T16">console</text:span>.<text:span text:style-name="T25">log</text:span>(<text:span text:style-name="T28">"um 'exemplo'com asplas duplas"</text:span>)</text:p>
      <text:p text:style-name="P56"><text:span text:style-name="T16">console</text:span>.<text:span text:style-name="T25">log</text:span>(<text:span text:style-name="T28">'um "exemplo" com aspas simples'</text:span>)</text:p>
      <text:p text:style-name="P56"><text:span text:style-name="T16">console</text:span>.<text:span text:style-name="T25">log</text:span>(<text:span text:style-name="T28">`um "exemplo" com 'crases'`</text:span>)</text:p>
      <text:p text:style-name="P14"/>
      <text:list xml:id="list74333600207088" text:continue-list="list74334019231699" text:style-name="L8">
        <text:list-item>
          <text:p text:style-name="P151">Number</text:p>
        </text:list-item>
      </text:list>
      <text:list xml:id="list419874706" text:style-name="L11">
        <text:list-item>
          <text:p text:style-name="P181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4"><text:span text:style-name="T16">console</text:span>.<text:span text:style-name="T25">log</text:span>(<text:span text:style-name="T37">33</text:span>)</text:p>
      <text:p text:style-name="P56"><text:span text:style-name="T16">console</text:span>.<text:span text:style-name="T25">log</text:span>(-<text:span text:style-name="T37">33</text:span>)</text:p>
      <text:p text:style-name="P56"><text:span text:style-name="T16">console</text:span>.<text:span text:style-name="T25">log</text:span>(<text:span text:style-name="T37">12.5</text:span>)</text:p>
      <text:p text:style-name="P56"><text:soft-page-break/><text:span text:style-name="T16">console</text:span>.<text:span text:style-name="T25">log</text:span>(<text:span text:style-name="T37">12</text:span> + <text:span text:style-name="T37">12</text:span>)</text:p>
      <text:p text:style-name="P56"><text:span text:style-name="T16">console</text:span>.<text:span text:style-name="T25">log</text:span>(<text:span text:style-name="T37">15</text:span> / <text:span text:style-name="T37">3</text:span>)</text:p>
      <text:p text:style-name="P56"><text:span text:style-name="T16">console</text:span>.<text:span text:style-name="T25">log</text:span>(<text:span text:style-name="T37">15</text:span> / <text:span text:style-name="T28">"axsd"</text:span>)</text:p>
      <text:p text:style-name="P41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74335576012657" text:continue-list="list74333600207088" text:style-name="L8">
        <text:list-item>
          <text:p text:style-name="P151">Boolean</text:p>
        </text:list-item>
      </text:list>
      <text:list xml:id="list3400990220" text:style-name="L12">
        <text:list-item>
          <text:p text:style-name="P161">Boolean - Booleano</text:p>
          <text:list>
            <text:list-item>
              <text:p text:style-name="P170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5"><text:span text:style-name="T16">console</text:span>.<text:span text:style-name="T25">log</text:span>(<text:span text:style-name="T31">true</text:span>)</text:p>
      <text:p text:style-name="P41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74334690911859" text:continue-list="list74335576012657" text:style-name="L8">
        <text:list-item>
          <text:p text:style-name="P152">Unde<text:span text:style-name="T39">fined vs null</text:span></text:p>
        </text:list-item>
      </text:list>
      <text:list xml:id="list352178372" text:style-name="L13">
        <text:list-item>
          <text:p text:style-name="P171">undefined</text:p>
          <text:list>
            <text:list-item>
              <text:p text:style-name="P171">indefinido - não existe</text:p>
            </text:list-item>
          </text:list>
        </text:list-item>
        <text:list-item>
          <text:p text:style-name="P171">null</text:p>
          <text:list>
            <text:list-item>
              <text:p text:style-name="P171">nulo</text:p>
            </text:list-item>
            <text:list-item>
              <text:p text:style-name="P171">objeto que não possui nada</text:p>
            </text:list-item>
            <text:list-item>
              <text:p text:style-name="P171">diferente de indefinido</text:p>
            </text:list-item>
          </text:list>
        </text:list-item>
        <text:list-item>
          <text:p text:style-name="P171">null !== undefinedfined vs null</text:p>
        </text:list-item>
      </text:list>
      <text:p text:style-name="P17"/>
      <text:p text:style-name="P46"><text:span text:style-name="T16">console</text:span>.<text:span text:style-name="T25">log</text:span>(<text:span text:style-name="T31">undefined</text:span>)</text:p>
      <text:p text:style-name="P56"><text:span text:style-name="T16">console</text:span>.<text:span text:style-name="T25">log</text:span>(<text:span text:style-name="T31">null</text:span>)</text:p>
      <text:p text:style-name="P56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1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74334645804903" text:continue-list="list74334690911859" text:style-name="L8">
        <text:list-item>
          <text:p text:style-name="P151">Object</text:p>
        </text:list-item>
      </text:list>
      <text:list xml:id="list3651218900" text:style-name="L14">
        <text:list-item>
          <text:p text:style-name="P172">Object</text:p>
          <text:list>
            <text:list-item>
              <text:p text:style-name="P183"><text:span text:style-name="T4">Objet</text:span><text:span text:style-name="T5">o</text:span></text:p>
            </text:list-item>
            <text:list-item>
              <text:p text:style-name="P172">Dado estrutural</text:p>
            </text:list-item>
            <text:list-item>
              <text:p text:style-name="P172">Proriedades / Atributos</text:p>
            </text:list-item>
            <text:list-item>
              <text:p text:style-name="P172">Funcionalidades / Métodos</text:p>
            </text:list-item>
          </text:list>
        </text:list-item>
        <text:list-item>
          <text:p text:style-name="P172">{propriedade: "valor"}</text:p>
        </text:list-item>
      </text:list>
      <text:p text:style-name="P19"/>
      <text:p text:style-name="P71"><text:span text:style-name="T16">console</text:span>.<text:span text:style-name="T25">log</text:span>({</text:p>
      <text:p text:style-name="P56"><text:span text:style-name="T16"><text:tab/>name:</text:span> <text:span text:style-name="T28">"Thiago"</text:span>,</text:p>
      <text:p text:style-name="P56"><text:span text:style-name="T16"><text:tab/>idade:</text:span> <text:span text:style-name="T37">33</text:span>,</text:p>
      <text:p text:style-name="P56"><text:span text:style-name="T25"><text:tab/>andar</text:span><text:span text:style-name="T16">:</text:span> <text:span text:style-name="T31">function</text:span>(){</text:p>
      <text:p text:style-name="P56"><text:span text:style-name="T16"><text:tab/><text:tab/>console</text:span>.<text:span text:style-name="T25">log</text:span>(<text:span text:style-name="T28">'andar'</text:span>)</text:p>
      <text:p text:style-name="P56"><text:tab/>}</text:p>
      <text:p text:style-name="P56">})</text:p>
      <text:p text:style-name="P95"/>
      <text:p text:style-name="P19"/>
      <text:list xml:id="list74333710937340" text:continue-list="list74334645804903" text:style-name="L8">
        <text:list-item>
          <text:p text:style-name="P151">Array</text:p>
        </text:list-item>
      </text:list>
      <text:list xml:id="list3577291789" text:style-name="L15">
        <text:list-item>
          <text:p text:style-name="P173">Array (vetores)</text:p>
        </text:list-item>
      </text:list>
      <text:list xml:id="list28334510" text:style-name="L16">
        <text:list-item>
          <text:list>
            <text:list-item>
              <text:p text:style-name="P174">Uma lista</text:p>
            </text:list-item>
          </text:list>
        </text:list-item>
      </text:list>
      <text:list xml:id="list74333894978740" text:continue-list="list3577291789" text:style-name="L15">
        <text:list-item>
          <text:list>
            <text:list-item>
              <text:p text:style-name="P173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7"><text:soft-page-break/><text:span text:style-name="T16">console</text:span>.<text:span text:style-name="T25">log</text:span>([<text:span text:style-name="T28">"Thiago"</text:span>, <text:span text:style-name="T37">33</text:span>])</text:p>
      <text:p text:style-name="P56"><text:span text:style-name="T16">console</text:span>.<text:span text:style-name="T25">log</text:span>([</text:p>
      <text:p text:style-name="P56"><text:span text:style-name="T28"><text:tab/>"leite"</text:span>,</text:p>
      <text:p text:style-name="P56"><text:span text:style-name="T28"><text:tab/>"ovos"</text:span>,</text:p>
      <text:p text:style-name="P56"><text:span text:style-name="T37"><text:tab/>2</text:span>,</text:p>
      <text:p text:style-name="P56"><text:span text:style-name="T37"><text:tab/>3</text:span>,</text:p>
      <text:p text:style-name="P56">])</text:p>
      <text:p text:style-name="P20"/>
      <text:list xml:id="list74334354336241" text:continue-list="list74333710937340" text:style-name="L8">
        <text:list-item>
          <text:p text:style-name="P151">Conclusão</text:p>
        </text:list-item>
      </text:list>
      <text:list xml:id="list229940312" text:style-name="L17">
        <text:list-item>
          <text:p text:style-name="P175">Tipos de dados</text:p>
        </text:list-item>
      </text:list>
      <text:p text:style-name="P21"><text:tab/>Conforme o ECMAScrept standard temos 9 tipos de dados:</text:p>
      <text:list xml:id="list3980030602" text:style-name="L18">
        <text:list-item>
          <text:list>
            <text:list-item>
              <text:p text:style-name="P176">Data types</text:p>
              <text:list>
                <text:list-item>
                  <text:p text:style-name="P176">Primitive / Primitive value</text:p>
                </text:list-item>
                <text:list-item>
                  <text:p text:style-name="P176">Structural</text:p>
                </text:list-item>
                <text:list-item>
                  <text:p text:style-name="P176">Structural Primitive</text:p>
                </text:list-item>
              </text:list>
            </text:list-item>
          </text:list>
        </text:list-item>
        <text:list-item>
          <text:p text:style-name="P176">Primitivos</text:p>
          <text:list>
            <text:list-item>
              <text:p text:style-name="P176">String</text:p>
            </text:list-item>
            <text:list-item>
              <text:p text:style-name="P176">Number</text:p>
            </text:list-item>
            <text:list-item>
              <text:p text:style-name="P176">Boolean</text:p>
            </text:list-item>
            <text:list-item>
              <text:p text:style-name="P176">undefined</text:p>
            </text:list-item>
            <text:list-item>
              <text:p text:style-name="P176">Symbol</text:p>
            </text:list-item>
            <text:list-item>
              <text:p text:style-name="P176">BigInt</text:p>
            </text:list-item>
          </text:list>
        </text:list-item>
        <text:list-item>
          <text:p text:style-name="P176">Estruturais</text:p>
          <text:list>
            <text:list-item>
              <text:p text:style-name="P176">Object</text:p>
              <text:list>
                <text:list-item>
                  <text:p text:style-name="P176">Array</text:p>
                </text:list-item>
                <text:list-item>
                  <text:p text:style-name="P176">Map</text:p>
                </text:list-item>
                <text:list-item>
                  <text:p text:style-name="P176">SetembroDate</text:p>
                </text:list-item>
                <text:list-item>
                  <text:p text:style-name="P176">…</text:p>
                </text:list-item>
              </text:list>
            </text:list-item>
            <text:list-item>
              <text:p text:style-name="P176">Function</text:p>
            </text:list-item>
          </text:list>
        </text:list-item>
        <text:list-item>
          <text:p text:style-name="P176">primitivo Estrutural / Structural Root Primitive</text:p>
          <text:list>
            <text:list-item>
              <text:p text:style-name="P176">null</text:p>
            </text:list-item>
          </text:list>
        </text:list-item>
      </text:list>
      <text:p text:style-name="P21"/>
      <text:p text:style-name="P139">Guias estelares</text:p>
      <text:p text:style-name="P33"><text:span text:style-name="T1">O guia estelar de </text:span><text:span text:style-name="T2">JavaScript</text:span></text:p>
      <text:p text:style-name="P5">Variáveis</text:p>
      <text:list xml:id="list2329000317" text:style-name="L19">
        <text:list-item>
          <text:p text:style-name="P153">Conhecendo as variáveis</text:p>
        </text:list-item>
      </text:list>
      <text:list xml:id="list3762572288" text:style-name="L20">
        <text:list-item>
          <text:p text:style-name="P177">Variáveis</text:p>
          <text:list>
            <text:list-item>
              <text:p text:style-name="P177">Nomes simbólicos para receber algum valor;</text:p>
            </text:list-item>
            <text:list-item>
              <text:p text:style-name="P177">Atalhos de código;</text:p>
            </text:list-item>
            <text:list-item>
              <text:p text:style-name="P177">Identificadores;</text:p>
            </text:list-item>
            <text:list-item>
              <text:p text:style-name="P177">3 palavras reservadas para criar uma variável:</text:p>
              <text:list>
                <text:list-item>
                  <text:p text:style-name="P177">var</text:p>
                </text:list-item>
                <text:list-item>
                  <text:p text:style-name="P177">let</text:p>
                </text:list-item>
                <text:list-item>
                  <text:p text:style-name="P177">const</text:p>
                </text:list-item>
              </text:list>
            </text:list-item>
          </text:list>
        </text:list-item>
      </text:list>
      <text:p text:style-name="P22"/>
      <text:p text:style-name="P93">// var</text:p>
      <text:p text:style-name="P56"><text:span text:style-name="T31">var</text:span> <text:span text:style-name="T16">clima</text:span> = <text:span text:style-name="T28">"Quente"</text:span></text:p>
      <text:p text:style-name="P56"><text:span text:style-name="T16">clima</text:span> = <text:span text:style-name="T28">"Frio"</text:span></text:p>
      <text:p text:style-name="P78"/>
      <text:p text:style-name="P56"><text:span text:style-name="T16">console</text:span>.<text:span text:style-name="T25">log</text:span>(<text:span text:style-name="T16">clima</text:span>)</text:p>
      <text:p text:style-name="P78"/>
      <text:p text:style-name="P91">// let</text:p>
      <text:p text:style-name="P56"><text:span text:style-name="T31">let</text:span> <text:span text:style-name="T16">dia</text:span> = <text:span text:style-name="T28">"Wednesday"</text:span></text:p>
      <text:p text:style-name="P56"><text:span text:style-name="T16">dia</text:span> = <text:span text:style-name="T28">"Friday"</text:span></text:p>
      <text:p text:style-name="P78"/>
      <text:p text:style-name="P56"><text:span text:style-name="T16">console</text:span>.<text:span text:style-name="T25">log</text:span>(<text:span text:style-name="T16">dia</text:span>)</text:p>
      <text:p text:style-name="P78"/>
      <text:p text:style-name="P91">// cont - não pode mudar o valor</text:p>
      <text:p text:style-name="P56"><text:span text:style-name="T31">const</text:span> <text:span text:style-name="T40">mes</text:span> = <text:span text:style-name="T28">"April"</text:span></text:p>
      <text:p text:style-name="P91">//mes = "Octuber"</text:p>
      <text:p text:style-name="P78"/>
      <text:p text:style-name="P78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74334233737149" text:continue-list="list2329000317" text:style-name="L19">
        <text:list-item>
          <text:p text:style-name="P153">Tipos dinâmicos</text:p>
        </text:list-item>
      </text:list>
      <text:list xml:id="list2055386527" text:style-name="L21">
        <text:list-item>
          <text:p text:style-name="P178">O JS é uma linguagem fracamente tipada e dinâmica:</text:p>
          <text:list>
            <text:list-item>
              <text:p text:style-name="P178">Variáveis não precisam ter um tipo previamente definido;</text:p>
            </text:list-item>
            <text:list-item>
              <text:p text:style-name="P178">Podemos mudar o conteúdo da variável.</text:p>
            </text:list-item>
          </text:list>
        </text:list-item>
      </text:list>
      <text:p text:style-name="P23"/>
      <text:p text:style-name="P77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6"><text:span text:style-name="T16">console</text:span>.<text:span text:style-name="T25">log</text:span>(<text:span text:style-name="T16">clima</text:span>)</text:p>
      <text:p text:style-name="P96"/>
      <text:p text:style-name="P76"><text:span text:style-name="T31">let</text:span> <text:span text:style-name="T16">clima</text:span> = <text:span text:style-name="T28">""</text:span></text:p>
      <text:p text:style-name="P96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74334470070120" text:continue-list="list74334233737149" text:style-name="L19">
        <text:list-item>
          <text:p text:style-name="P154">Scope e var</text:p>
        </text:list-item>
      </text:list>
      <text:list xml:id="list65841442" text:style-name="L22">
        <text:list-item>
          <text:p text:style-name="P179">Escopo determina a visibilidade de alguma variável no JS.</text:p>
        </text:list-item>
        <text:list-item>
          <text:p text:style-name="P182"><text:span text:style-name="T10">Block statement</text:span><text:span text:style-name="T6"> – declaração de bloco.</text:span></text:p>
        </text:list-item>
      </text:list>
      <text:p text:style-name="P24"/>
      <text:p text:style-name="P83">// vamos iniciar um bloco</text:p>
      <text:p text:style-name="P56">{</text:p>
      <text:p text:style-name="P91">// aqui dentro é um bloco e posso colocar qualquer código</text:p>
      <text:p text:style-name="P41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8"><text:span text:style-name="T16">console</text:span>.<text:span text:style-name="T25">log</text:span>(<text:span text:style-name="T28">'&gt; existe x antes do bloco?'</text:span>, <text:span text:style-name="T16">x</text:span>)</text:p>
      <text:p text:style-name="P56">{</text:p>
      <text:p text:style-name="P56"><text:span text:style-name="T31">var</text:span> <text:span text:style-name="T16">x</text:span> = <text:span text:style-name="T37">0</text:span></text:p>
      <text:p text:style-name="P56">}</text:p>
      <text:p text:style-name="P41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74334698815063" text:continue-list="list74334470070120" text:style-name="L19">
        <text:list-item>
          <text:p text:style-name="P154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49"><text:span text:style-name="T31">let</text:span> <text:span text:style-name="T16">y</text:span> = <text:span text:style-name="T37">1</text:span></text:p>
      <text:p text:style-name="P56"><text:span text:style-name="T16">console</text:span>.<text:span text:style-name="T25">log</text:span>(<text:span text:style-name="T28">'&gt; existe y antes do bloco?'</text:span>, <text:span text:style-name="T16">y</text:span>)</text:p>
      <text:p text:style-name="P56">{</text:p>
      <text:p text:style-name="P56"><text:span text:style-name="T31">const</text:span> <text:span text:style-name="T40">y</text:span> = <text:span text:style-name="T37">0</text:span></text:p>
      <text:p text:style-name="P56"><text:span text:style-name="T16">console</text:span>.<text:span text:style-name="T25">log</text:span>(<text:span text:style-name="T28">'&gt; existe y dentro do bloco?'</text:span>, <text:span text:style-name="T40">y</text:span>)</text:p>
      <text:p text:style-name="P56">}</text:p>
      <text:p text:style-name="P41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74335582540729" text:continue-numbering="true" text:style-name="L19">
        <text:list-item>
          <text:p text:style-name="P153">Nomeando variáveis</text:p>
        </text:list-item>
      </text:list>
      <text:list xml:id="list3464013296" text:style-name="L23">
        <text:list-item>
          <text:p text:style-name="P180">Para criar nomes</text:p>
          <text:list>
            <text:list-item>
              <text:p text:style-name="P180">JS é case-sensitive (sensível ao caso)(uma letra minúscula é diferente da mesma letra maiúscula.)</text:p>
            </text:list-item>
            <text:list-item>
              <text:p text:style-name="P180">JS aceita a cadeia de caracteres Unicode. (a variável pode ter aspas e acentuação.)</text:p>
            </text:list-item>
          </text:list>
        </text:list-item>
        <text:list-item>
          <text:p text:style-name="P180">Posso:</text:p>
          <text:list>
            <text:list-item>
              <text:p text:style-name="P180">Iniciar com esses caracteres especiais: $ _</text:p>
            </text:list-item>
            <text:list-item>
              <text:p text:style-name="P180">Iniciar com letras</text:p>
            </text:list-item>
            <text:list-item>
              <text:p text:style-name="P180">Colocar acentos</text:p>
            </text:list-item>
            <text:list-item>
              <text:p text:style-name="P180">Letras maiúsculas e minúsculas fazem diferença</text:p>
            </text:list-item>
          </text:list>
        </text:list-item>
        <text:list-item>
          <text:p text:style-name="P180">Não posso:</text:p>
          <text:list>
            <text:list-item>
              <text:p text:style-name="P180">Iniciar com números</text:p>
            </text:list-item>
            <text:list-item>
              <text:p text:style-name="P180">Colocar espaços vazios no nome</text:p>
            </text:list-item>
          </text:list>
        </text:list-item>
        <text:list-item>
          <text:p text:style-name="P180">Ideal:</text:p>
          <text:list>
            <text:list-item>
              <text:p text:style-name="P180">Criar nomes que fazem sentido</text:p>
            </text:list-item>
            <text:list-item>
              <text:p text:style-name="P180">Que explique o que a variável é ou faz</text:p>
            </text:list-item>
            <text:list-item>
              <text:p text:style-name="P184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84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0">Escrever em inglês</text:p>
            </text:list-item>
          </text:list>
        </text:list-item>
      </text:list>
      <text:p text:style-name="P25"/>
      <text:p text:style-name="P140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1329589692" text:style-name="L24">
        <text:list-item>
          <text:p text:style-name="P155">Declaration assignment var</text:p>
        </text:list-item>
      </text:list>
      <text:p text:style-name="P9"/>
      <text:p text:style-name="P84">// Variáveis e tipos de dados</text:p>
      <text:p text:style-name="P91">// declaração or declaration</text:p>
      <text:p text:style-name="P56"><text:span text:style-name="T31">var</text:span> <text:span text:style-name="T16">name</text:span></text:p>
      <text:p text:style-name="P78"/>
      <text:p text:style-name="P91">// assignment or atribuição de valoers</text:p>
      <text:p text:style-name="P56"><text:span text:style-name="T40">name</text:span> = <text:span text:style-name="T28">"Thiago"</text:span></text:p>
      <text:p text:style-name="P78"/>
      <text:p text:style-name="P91">// que tpo de dado foi colocado na variável</text:p>
      <text:p text:style-name="P56"><text:span text:style-name="T16">console</text:span>.<text:span text:style-name="T25">log</text:span>(<text:span text:style-name="T31">typeof</text:span> <text:span text:style-name="T40">name</text:span>)</text:p>
      <text:p text:style-name="P56"><text:span text:style-name="T16">console</text:span>.<text:span text:style-name="T25">log</text:span>(<text:span text:style-name="T40">name</text:span>)</text:p>
      <text:p text:style-name="P26"/>
      <text:list xml:id="list74334163400490" text:continue-numbering="true" text:style-name="L24">
        <text:list-item>
          <text:p text:style-name="P155">Agrupando declarações</text:p>
        </text:list-item>
      </text:list>
      <text:p text:style-name="P26"/>
      <text:p text:style-name="P84">// agrupamento de declarações</text:p>
      <text:p text:style-name="P56"><text:span text:style-name="T31">let</text:span> <text:span text:style-name="T16">age</text:span>, <text:span text:style-name="T16">isHuman</text:span></text:p>
      <text:p text:style-name="P56"><text:span text:style-name="T16">age</text:span> = <text:span text:style-name="T37">18</text:span></text:p>
      <text:p text:style-name="P56"><text:span text:style-name="T16">isHuman</text:span> = <text:span text:style-name="T31">true</text:span></text:p>
      <text:p text:style-name="P85">// <text:span text:style-name="T45">multiplos argumentos na função</text:span></text:p>
      <text:p text:style-name="P41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74334447843352" text:continue-numbering="true" text:style-name="L24">
        <text:list-item>
          <text:p text:style-name="P155">Concatenando e interpolando variáveis</text:p>
        </text:list-item>
      </text:list>
      <text:p text:style-name="P26"/>
      <text:p text:style-name="P84">//escrita de texto + variáveis.</text:p>
      <text:p text:style-name="P91">//concatenando valores</text:p>
      <text:p text:style-name="P56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8"/>
      <text:p text:style-name="P91">// interpolando calores com tamplete literals or template strings</text:p>
      <text:p text:style-name="P41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74335538007449" text:continue-numbering="true" text:style-name="L24">
        <text:list-item>
          <text:p text:style-name="P155">Objects</text:p>
        </text:list-item>
      </text:list>
      <text:p text:style-name="P26"/>
      <text:p text:style-name="P84">//Object</text:p>
      <text:p text:style-name="P78"/>
      <text:p text:style-name="P56"><text:span text:style-name="T31">const</text:span> <text:span text:style-name="T40">person</text:span>={</text:p>
      <text:p text:style-name="P56"><text:span text:style-name="T16">name:</text:span> <text:span text:style-name="T28">'thiago'</text:span>,</text:p>
      <text:p text:style-name="P56"><text:span text:style-name="T16">age:</text:span> <text:span text:style-name="T37">33</text:span>,</text:p>
      <text:p text:style-name="P56"><text:span text:style-name="T16">weight:</text:span> <text:span text:style-name="T37">92</text:span>,</text:p>
      <text:p text:style-name="P56"><text:span text:style-name="T16">isAdmin:</text:span> <text:span text:style-name="T31">true</text:span></text:p>
      <text:p text:style-name="P56">}</text:p>
      <text:p text:style-name="P78"/>
      <text:p text:style-name="P56"><text:span text:style-name="T16">console</text:span>.<text:span text:style-name="T25">log</text:span>(<text:span text:style-name="T40">person</text:span>)</text:p>
      <text:p text:style-name="P41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74334364842721" text:continue-numbering="true" text:style-name="L24">
        <text:list-item>
          <text:p text:style-name="P155">Arrays</text:p>
        </text:list-item>
      </text:list>
      <text:p text:style-name="P26"/>
      <text:p text:style-name="P84">// Array</text:p>
      <text:p text:style-name="P78"><text:soft-page-break/></text:p>
      <text:p text:style-name="P56"><text:span text:style-name="T31">const</text:span> <text:span text:style-name="T40">animals</text:span> = [</text:p>
      <text:p text:style-name="P56"><text:span text:style-name="T28"><text:tab/>'Lion'</text:span>,</text:p>
      <text:p text:style-name="P56"><text:span text:style-name="T28"><text:tab/>'Monkey'</text:span>,</text:p>
      <text:p text:style-name="P56"><text:span text:style-name="T28"><text:tab/>'Cat'</text:span>,</text:p>
      <text:p text:style-name="P56"><text:tab/>{</text:p>
      <text:p text:style-name="P56"><text:span text:style-name="T16"><text:tab/><text:tab/>name:</text:span> <text:span text:style-name="T28">'Fish'</text:span>,</text:p>
      <text:p text:style-name="P56"><text:span text:style-name="T16"><text:tab/><text:tab/>age:</text:span> <text:span text:style-name="T37">3</text:span></text:p>
      <text:p text:style-name="P56"><text:tab/>}</text:p>
      <text:p text:style-name="P56">]</text:p>
      <text:p text:style-name="P91">// acessar valores dentro do Array</text:p>
      <text:p text:style-name="P56"><text:span text:style-name="T16">console</text:span>.<text:span text:style-name="T25">log</text:span>(<text:span text:style-name="T40">animals</text:span>)</text:p>
      <text:p text:style-name="P56"><text:span text:style-name="T16">console</text:span>.<text:span text:style-name="T25">log</text:span>(<text:span text:style-name="T40">animals</text:span>[<text:span text:style-name="T37">0</text:span>])</text:p>
      <text:p text:style-name="P56"><text:span text:style-name="T16">console</text:span>.<text:span text:style-name="T25">log</text:span>(<text:span text:style-name="T40">animals</text:span>[<text:span text:style-name="T37">1</text:span>])</text:p>
      <text:p text:style-name="P56"><text:span text:style-name="T16">console</text:span>.<text:span text:style-name="T25">log</text:span>(<text:span text:style-name="T40">animals</text:span>[<text:span text:style-name="T37">2</text:span>])</text:p>
      <text:p text:style-name="P91">//para saber o total de elemtnso do array</text:p>
      <text:p text:style-name="P56"><text:span text:style-name="T16">console</text:span>.<text:span text:style-name="T25">log</text:span>(<text:span text:style-name="T28">'total de elementos do array: '</text:span>)</text:p>
      <text:p text:style-name="P56"><text:span text:style-name="T16">console</text:span>.<text:span text:style-name="T25">log</text:span>(<text:span text:style-name="T40">animals</text:span>.<text:span text:style-name="T16">length</text:span>)</text:p>
      <text:p text:style-name="P91">//acessando um objeto dentro do array</text:p>
      <text:p text:style-name="P56"><text:span text:style-name="T16">console</text:span>.<text:span text:style-name="T25">log</text:span>(<text:span text:style-name="T40">animals</text:span>[<text:span text:style-name="T37">3</text:span>])</text:p>
      <text:p text:style-name="P41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74334496615518" text:continue-numbering="true" text:style-name="L24">
        <text:list-item>
          <text:p text:style-name="P156">Exercícios</text:p>
        </text:list-item>
      </text:list>
      <text:p text:style-name="P27">1. Declare uma variável de nome weight:</text:p>
      <text:p text:style-name="P80"><text:span text:style-name="T33">let</text:span><text:span text:style-name="T24"> </text:span><text:span text:style-name="T18">weight</text:span><text:span text:style-name="T24">;</text:span></text:p>
      <text:p text:style-name="P75"/>
      <text:p text:style-name="P97">2.Que tipo de dado é a variável acima?</text:p>
      <text:p text:style-name="P81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98"/>
      <text:p text:style-name="P98">3. Declare uma variável e atribua valores para cada um dos dados:</text:p>
      <text:p text:style-name="P98">* name: String</text:p>
      <text:p text:style-name="P98">* age: Number (integer)</text:p>
      <text:p text:style-name="P98">* weight; Number (float)</text:p>
      <text:p text:style-name="P98">* isSubscribed: Boolean</text:p>
      <text:p text:style-name="P98"/>
      <text:p text:style-name="P50"><text:span text:style-name="T31">let</text:span> <text:span text:style-name="T16">name</text:span> = <text:span text:style-name="T28">'Thiago Carlos'</text:span></text:p>
      <text:p text:style-name="P56"><text:span text:style-name="T31">let</text:span> <text:span text:style-name="T16">age</text:span> = <text:span text:style-name="T37">33</text:span></text:p>
      <text:p text:style-name="P56"><text:span text:style-name="T31">let</text:span> <text:span text:style-name="T16">weight</text:span> = <text:span text:style-name="T37">92.1</text:span></text:p>
      <text:p text:style-name="P56"><text:span text:style-name="T31">let</text:span> <text:span text:style-name="T16">isSubscribed</text:span> = <text:span text:style-name="T31">true</text:span></text:p>
      <text:p text:style-name="P98"/>
      <text:p text:style-name="P98">4. A variável student abaixo é de que tipo de dados?</text:p>
      <text:p text:style-name="P72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2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98"/>
      <text:p text:style-name="P98">4.1 Atribua a ela as mesmas propriedades e valores do exercício 3.</text:p>
      <text:p text:style-name="P50"><text:span text:style-name="T31">let</text:span> <text:span text:style-name="T16">stud</text:span><text:span text:style-name="T21">e</text:span><text:span text:style-name="T16">nt</text:span> = {</text:p>
      <text:p text:style-name="P56"><text:span text:style-name="T16"><text:tab/>name:</text:span> <text:span text:style-name="T28">'Thiago Carlos'</text:span>,</text:p>
      <text:p text:style-name="P56"><text:span text:style-name="T16"><text:tab/>age:</text:span> <text:span text:style-name="T37">33</text:span>,</text:p>
      <text:p text:style-name="P57"><text:span text:style-name="T16"><text:tab/>weight:</text:span> <text:span text:style-name="T37">92.1</text:span>,</text:p>
      <text:p text:style-name="P57"><text:span text:style-name="T16"><text:tab/>isSubscribed:</text:span> <text:span text:style-name="T31">true</text:span>,</text:p>
      <text:p text:style-name="P56">};</text:p>
      <text:p text:style-name="P50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98"><text:soft-page-break/>4.2 Mostre no console a seguinte mensagem:</text:p>
      <text:p text:style-name="P98">&lt;name&gt; de idade &lt;age&gt; pesa &lt;weight&gt; kg.</text:p>
      <text:p text:style-name="P98">Atenção, substitua &lt;name&gt; &lt;age&gt; e &lt;weight&gt; pelos valores de cada propriedade do objeto.</text:p>
      <text:p text:style-name="P98"/>
      <text:p text:style-name="P50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98"/>
      <text:p text:style-name="P98">5. Declare uma variável do tipo Array, de nome students e atribua a ela nenhum valor, ou seja, somente o Array vazio.</text:p>
      <text:p text:style-name="P98"/>
      <text:p text:style-name="P50"><text:span text:style-name="T31">let</text:span> <text:span text:style-name="T16">stud</text:span><text:span text:style-name="T21">e</text:span><text:span text:style-name="T16">nts</text:span>=[]</text:p>
      <text:p text:style-name="P98"/>
      <text:p text:style-name="P98">6. Reatribua valor a variável acima colocando dentro dela o objeto student da questão 4. (Não copiar e colar o objeto, mas usar o objeto criado e inserir ele ao Array)</text:p>
      <text:p text:style-name="P98"/>
      <text:p text:style-name="P50"><text:span text:style-name="T31">let</text:span> <text:span text:style-name="T16">stud</text:span><text:span text:style-name="T21">e</text:span><text:span text:style-name="T16">nts</text:span> = [</text:p>
      <text:p text:style-name="P56"><text:span text:style-name="T28"><text:tab/></text:span><text:span text:style-name="T19">student</text:span></text:p>
      <text:p text:style-name="P56">]</text:p>
      <text:p text:style-name="P98"/>
      <text:p text:style-name="P98">7. Coloque no console o valor da posição zero do Array acima.</text:p>
      <text:p text:style-name="P98"/>
      <text:p text:style-name="P50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98"/>
      <text:p text:style-name="P98">8. Crie um novo student e coloque na posição 1 do Array students.</text:p>
      <text:p text:style-name="P98"/>
      <text:p text:style-name="P72"><text:span text:style-name="T31">let</text:span> <text:span text:style-name="T16">student2</text:span> = {</text:p>
      <text:p text:style-name="P56"><text:span text:style-name="T16">name:</text:span> <text:span text:style-name="T28">'Limeira'</text:span>,</text:p>
      <text:p text:style-name="P56"><text:span text:style-name="T16">age:</text:span> <text:span text:style-name="T37">21</text:span>,</text:p>
      <text:p text:style-name="P56"><text:span text:style-name="T16">weight:</text:span> <text:span text:style-name="T37">50</text:span></text:p>
      <text:p text:style-name="P56">}</text:p>
      <text:p text:style-name="P78"/>
      <text:p text:style-name="P56"><text:span text:style-name="T16">students</text:span>[<text:span text:style-name="T37">1</text:span>] = <text:span text:style-name="T16">student2</text:span></text:p>
      <text:p text:style-name="P78"/>
      <text:p text:style-name="P56"><text:span text:style-name="T16">console</text:span>.<text:span text:style-name="T25">log</text:span>(<text:span text:style-name="T16">students</text:span>)</text:p>
      <text:p text:style-name="P56"><text:span text:style-name="T16">console</text:span>.<text:span text:style-name="T25">log</text:span>(<text:span text:style-name="T16">students</text:span>[<text:span text:style-name="T37">0</text:span>])</text:p>
      <text:p text:style-name="P56"><text:span text:style-name="T16">console</text:span>.<text:span text:style-name="T25">log</text:span>(<text:span text:style-name="T16">students</text:span>[<text:span text:style-name="T37">1</text:span>])</text:p>
      <text:p text:style-name="P98"/>
      <text:p text:style-name="P98">9. Sem rodar o código responda qual é a resposta do código e porque? Após sua resposta, rode o código e veja se você acertou.</text:p>
      <text:p text:style-name="P98"/>
      <text:p text:style-name="P50"><text:span text:style-name="T16">console</text:span>.<text:span text:style-name="T25">log</text:span>(<text:span text:style-name="T16">a</text:span>)</text:p>
      <text:p text:style-name="P56"><text:span text:style-name="T31">var</text:span> <text:span text:style-name="T16">a</text:span> = <text:span text:style-name="T37">1</text:span></text:p>
      <text:p text:style-name="P135"/>
      <text:p text:style-name="P141">Guias estelares</text:p>
      <text:p text:style-name="P35"><text:span text:style-name="T1">O guia estelar de </text:span><text:span text:style-name="T2">JavaScript</text:span></text:p>
      <text:p text:style-name="P128">Funções</text:p>
      <text:list xml:id="list690583812" text:style-name="L25">
        <text:list-item>
          <text:p text:style-name="P185">Functions</text:p>
        </text:list-item>
      </text:list>
      <text:list xml:id="list2034493293" text:style-name="L26">
        <text:list-item>
          <text:p text:style-name="P191">criar um aplicativos de frases motivacionais</text:p>
        </text:list-item>
        <text:list-item>
          <text:p text:style-name="P191">Finalidade - agrupamento de código, reutilização de código e dá significado.</text:p>
        </text:list-item>
        <text:list-item>
          <text:p text:style-name="P191">declaration - declaração da função</text:p>
        </text:list-item>
        <text:list-item>
          <text:p text:style-name="P191">function statement</text:p>
        </text:list-item>
      </text:list>
      <text:p text:style-name="P101"/>
      <text:p text:style-name="P58"><text:span text:style-name="T31">function</text:span> <text:span text:style-name="T25">createPhrases</text:span>(){</text:p>
      <text:p text:style-name="P56"><text:span text:style-name="T16">console</text:span>.<text:span text:style-name="T25">log</text:span>(<text:span text:style-name="T28">'Estudar é muito bom'</text:span>)</text:p>
      <text:p text:style-name="P56"><text:span text:style-name="T16">console</text:span>.<text:span text:style-name="T25">log</text:span>(<text:span text:style-name="T28">'Paciência e persistência'</text:span>)</text:p>
      <text:p text:style-name="P56"><text:span text:style-name="T16">console</text:span>.<text:span text:style-name="T25">log</text:span>(<text:span text:style-name="T28">'Revisão é a mãe do aprendizado'</text:span>)</text:p>
      <text:p text:style-name="P56">}</text:p>
      <text:p text:style-name="P101"/>
      <text:p text:style-name="P101">// executar a função</text:p>
      <text:p text:style-name="P101">// rodar, chamar, invocar</text:p>
      <text:p text:style-name="P101">// execute, run, call, invoke</text:p>
      <text:p text:style-name="P101"/>
      <text:p text:style-name="P58"><text:span text:style-name="T25">createPhrases</text:span>()</text:p>
      <text:p text:style-name="P78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1"/>
      <text:list xml:id="list74335209124747" text:continue-list="list690583812" text:style-name="L25">
        <text:list-item>
          <text:p text:style-name="P185">Argumentos e parâmetros</text:p>
        </text:list-item>
      </text:list>
      <text:p text:style-name="P99">// function expression</text:p>
      <text:p text:style-name="P99">// function anonymous</text:p>
      <text:p text:style-name="P99">// parâmetros (parameters<text:span text:style-name="T47">)</text:span></text:p>
      <text:p text:style-name="P99"/>
      <text:p text:style-name="P51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6"><text:span text:style-name="T16">console</text:span>.<text:span text:style-name="T25">log</text:span>(<text:span text:style-name="T16">number1</text:span> + <text:span text:style-name="T16">number2</text:span>)</text:p>
      <text:p text:style-name="P56">}</text:p>
      <text:p text:style-name="P78"/>
      <text:p text:style-name="P56"><text:span text:style-name="T25">sum</text:span>(<text:span text:style-name="T37">2</text:span>, <text:span text:style-name="T37">3</text:span>) <text:span text:style-name="T35">// arguments - argumentos</text:span></text:p>
      <text:p text:style-name="P99"/>
      <text:list xml:id="list74335543311995" text:continue-numbering="true" text:style-name="L25">
        <text:list-item>
          <text:p text:style-name="P185">Retornando valores dentro da função</text:p>
        </text:list-item>
      </text:list>
      <text:p text:style-name="P100">// function expression</text:p>
      <text:p text:style-name="P100">// function anonymous</text:p>
      <text:p text:style-name="P100">// parâmetros (parameters<text:span text:style-name="T47">)</text:span></text:p>
      <text:p text:style-name="P100"/>
      <text:p text:style-name="P51"><text:span text:style-name="T31">let</text:span> <text:span text:style-name="T16">total</text:span> = <text:span text:style-name="T37">0</text:span></text:p>
      <text:p text:style-name="P56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6"><text:span text:style-name="T31"><text:tab/>let</text:span> <text:span text:style-name="T16">total</text:span> = <text:span text:style-name="T16">number1</text:span> + <text:span text:style-name="T16">number2</text:span></text:p>
      <text:p text:style-name="P56"><text:span text:style-name="T48"><text:tab/>return</text:span> <text:span text:style-name="T16">total</text:span></text:p>
      <text:p text:style-name="P56">}</text:p>
      <text:p text:style-name="P78"/>
      <text:p text:style-name="P56"><text:span text:style-name="T31">let</text:span> <text:span text:style-name="T16">number1</text:span> = <text:span text:style-name="T37">34</text:span></text:p>
      <text:p text:style-name="P56"><text:span text:style-name="T31">let</text:span> <text:span text:style-name="T16">number2</text:span> = <text:span text:style-name="T37">25</text:span></text:p>
      <text:p text:style-name="P78"/>
      <text:p text:style-name="P56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6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6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6"><text:span text:style-name="T16">console</text:span>.<text:span text:style-name="T25">log</text:span>(<text:span text:style-name="T16">total</text:span>)</text:p>
      <text:p text:style-name="P99"/>
      <text:list xml:id="list74335174915785" text:continue-numbering="true" text:style-name="L25">
        <text:list-item>
          <text:p text:style-name="P185"><text:span text:style-name="T49">O</text:span>utra maneira de entender funções</text:p>
        </text:list-item>
      </text:list>
      <text:p text:style-name="P99"/>
      <text:p text:style-name="P86">// Função é um liquidificador</text:p>
      <text:p text:style-name="P78"/>
      <text:p text:style-name="P56"><text:span text:style-name="T31">function</text:span> <text:span text:style-name="T25">fazerSuco</text:span>(<text:span text:style-name="T16">fruta1</text:span>, <text:span text:style-name="T16">fruta2</text:span>){</text:p>
      <text:p text:style-name="P56"><text:span text:style-name="T48"><text:tab/>return</text:span> <text:span text:style-name="T28">'suco de : '</text:span> + <text:span text:style-name="T16">fruta1</text:span> + <text:span text:style-name="T16">fruta2</text:span></text:p>
      <text:p text:style-name="P56">}</text:p>
      <text:p text:style-name="P56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6"><text:span text:style-name="T16">console</text:span>.<text:span text:style-name="T25">log</text:span>(<text:span text:style-name="T40">copo</text:span>)</text:p>
      <text:p text:style-name="P99"/>
      <text:list xml:id="list74334256185465" text:continue-numbering="true" text:style-name="L25">
        <text:list-item>
          <text:p text:style-name="P185">Function scope</text:p>
        </text:list-item>
      </text:list>
      <text:p text:style-name="P99"/>
      <text:p text:style-name="P86">// function scope</text:p>
      <text:p text:style-name="P56"><text:span text:style-name="T31">let</text:span> <text:span text:style-name="T16">subject</text:span> = <text:span text:style-name="T28">'math'</text:span></text:p>
      <text:p text:style-name="P78"/>
      <text:p text:style-name="P56"><text:span text:style-name="T31">function</text:span> <text:span text:style-name="T25">createThink</text:span>(<text:span text:style-name="T16">subject</text:span>) {</text:p>
      <text:p text:style-name="P56"><text:span text:style-name="T16"><text:tab/>subject</text:span> = <text:span text:style-name="T28">'study'</text:span></text:p>
      <text:p text:style-name="P56"><text:span text:style-name="T48"><text:tab/>return</text:span> <text:span text:style-name="T16">subject</text:span></text:p>
      <text:p text:style-name="P56">}</text:p>
      <text:p text:style-name="P78"/>
      <text:p text:style-name="P56"><text:span text:style-name="T16">console</text:span>.<text:span text:style-name="T25">log</text:span>(<text:span text:style-name="T16">subject</text:span>)</text:p>
      <text:p text:style-name="P56"><text:span text:style-name="T16">console</text:span>.<text:span text:style-name="T25">log</text:span>(<text:span text:style-name="T25">createThink</text:span>(<text:span text:style-name="T16">subject</text:span>))</text:p>
      <text:p text:style-name="P56"><text:span text:style-name="T16">console</text:span>.<text:span text:style-name="T25">log</text:span>(<text:span text:style-name="T16">subject</text:span>)</text:p>
      <text:p text:style-name="P99"/>
      <text:list xml:id="list74335213511285" text:continue-numbering="true" text:style-name="L25">
        <text:list-item>
          <text:p text:style-name="P185">Function Hoisting</text:p>
        </text:list-item>
      </text:list>
      <text:p text:style-name="P102">A função foi chamada antes de ser executada <text:span text:style-name="T50">e mesmo assim não ocorreu bag. Isso porque o JS executou ela como hoisting.</text:span></text:p>
      <text:p text:style-name="P102"/>
      <text:p text:style-name="P86">// function hoisting</text:p>
      <text:p text:style-name="P78"/>
      <text:p text:style-name="P56"><text:span text:style-name="T25">sayMyName</text:span>();</text:p>
      <text:p text:style-name="P78"/>
      <text:p text:style-name="P56"><text:span text:style-name="T31">function</text:span> <text:span text:style-name="T25">sayMyName</text:span>(){</text:p>
      <text:p text:style-name="P56"><text:span text:style-name="T16"><text:tab/>console</text:span>.<text:span text:style-name="T25">log</text:span>(<text:span text:style-name="T28">'Thiago'</text:span>)</text:p>
      <text:p text:style-name="P56">}</text:p>
      <text:p text:style-name="P99"/>
      <text:list xml:id="list74334212934744" text:continue-numbering="true" text:style-name="L25">
        <text:list-item>
          <text:p text:style-name="P185">Arrow function</text:p>
        </text:list-item>
      </text:list>
      <text:p text:style-name="P103">Arrow ‘<text:span text:style-name="T15">=&gt;</text:span>’ maneira mais simples de se escrever uma função.</text:p>
      <text:p text:style-name="P103"/>
      <text:p text:style-name="P86">// arrow function</text:p>
      <text:p text:style-name="P78"/>
      <text:p text:style-name="P56"><text:span text:style-name="T31">const</text:span> <text:span text:style-name="T25">sayMyName</text:span> = () <text:span text:style-name="T31">=&gt;</text:span> {</text:p>
      <text:p text:style-name="P56"><text:span text:style-name="T16"><text:tab/>console</text:span>.<text:span text:style-name="T25">log</text:span>(<text:span text:style-name="T28">'Thiago'</text:span>)</text:p>
      <text:p text:style-name="P56">}</text:p>
      <text:p text:style-name="P78"/>
      <text:p text:style-name="P56"><text:span text:style-name="T25">sayMyName</text:span>()</text:p>
      <text:p text:style-name="P78"/>
      <text:p text:style-name="P56"><text:span text:style-name="T31">const</text:span> <text:span text:style-name="T25">sayMyNickName</text:span> = (<text:span text:style-name="T16">nickname</text:span>) <text:span text:style-name="T31">=&gt;</text:span> {</text:p>
      <text:p text:style-name="P56"><text:soft-page-break/><text:span text:style-name="T16"><text:tab/>console</text:span>.<text:span text:style-name="T25">log</text:span>(<text:span text:style-name="T16">nickname</text:span>)</text:p>
      <text:p text:style-name="P56">}</text:p>
      <text:p text:style-name="P78"/>
      <text:p text:style-name="P56"><text:span text:style-name="T25">sayMyNickName</text:span>(<text:span text:style-name="T28">'Carlos'</text:span>)</text:p>
      <text:p text:style-name="P99"/>
      <text:list xml:id="list74335024747830" text:continue-numbering="true" text:style-name="L25">
        <text:list-item>
          <text:p text:style-name="P185">Callback Function</text:p>
        </text:list-item>
      </text:list>
      <text:p text:style-name="P104">Quando invoco uma função e passo como parâmetro outra função.</text:p>
      <text:p text:style-name="P99"/>
      <text:p text:style-name="P86">// callback function</text:p>
      <text:p text:style-name="P56"><text:span text:style-name="T31">function</text:span> <text:span text:style-name="T25">sayMyName</text:span>(<text:span text:style-name="T16">name</text:span>) {</text:p>
      <text:p text:style-name="P56"><text:span text:style-name="T16"><text:tab/>console</text:span>.<text:span text:style-name="T25">log</text:span>(<text:span text:style-name="T28">'antes de executar a funcao callback'</text:span>)</text:p>
      <text:p text:style-name="P56"><text:span text:style-name="T25"><text:tab/>name</text:span>()</text:p>
      <text:p text:style-name="P56"><text:span text:style-name="T16"><text:tab/>console</text:span>.<text:span text:style-name="T25">log</text:span>(<text:span text:style-name="T28">'depois de executar a callback'</text:span>)</text:p>
      <text:p text:style-name="P56">}</text:p>
      <text:p text:style-name="P78"/>
      <text:p text:style-name="P56"><text:span text:style-name="T25">sayMyName</text:span>(</text:p>
      <text:p text:style-name="P56"><text:tab/>() <text:span text:style-name="T31">=&gt;</text:span> {</text:p>
      <text:p text:style-name="P56"><text:span text:style-name="T16"><text:tab/><text:tab/>console</text:span>.<text:span text:style-name="T25">log</text:span>(<text:span text:style-name="T28">'estou em uma callback'</text:span>)</text:p>
      <text:p text:style-name="P56">}</text:p>
      <text:p text:style-name="P56">)</text:p>
      <text:p text:style-name="P99"/>
      <text:list xml:id="list74334556108516" text:continue-numbering="true" text:style-name="L25">
        <text:list-item>
          <text:p text:style-name="P185">Funções construtoras</text:p>
        </text:list-item>
      </text:list>
      <text:p text:style-name="P99"/>
      <text:p text:style-name="P86">/*</text:p>
      <text:p text:style-name="P91">Function() constructor</text:p>
      <text:p text:style-name="P91">* expressão new</text:p>
      <text:p text:style-name="P91">* criar um novo objeto</text:p>
      <text:p text:style-name="P91">* this keyword</text:p>
      <text:p text:style-name="P91">*/</text:p>
      <text:p text:style-name="P78"/>
      <text:p text:style-name="P56"><text:span text:style-name="T31">function</text:span> <text:span text:style-name="T42">Person</text:span>(<text:span text:style-name="T16">name</text:span>) {</text:p>
      <text:p text:style-name="P56"><text:span text:style-name="T31"><text:tab/>this</text:span>.<text:span text:style-name="T16">name</text:span> = <text:span text:style-name="T16">name</text:span></text:p>
      <text:p text:style-name="P56"><text:span text:style-name="T31"><text:tab/>this</text:span>.<text:span text:style-name="T25">walk</text:span> = <text:span text:style-name="T31">function</text:span> () {</text:p>
      <text:p text:style-name="P56"><text:span text:style-name="T48"><text:tab/><text:tab/>return</text:span> <text:span text:style-name="T31">this</text:span>.<text:span text:style-name="T16">name</text:span> + <text:span text:style-name="T28">' is walking'</text:span></text:p>
      <text:p text:style-name="P56">}</text:p>
      <text:p text:style-name="P56">}</text:p>
      <text:p text:style-name="P56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6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6"><text:span text:style-name="T16">console</text:span>.<text:span text:style-name="T25">log</text:span>(<text:span text:style-name="T40">thiago</text:span>.<text:span text:style-name="T25">walk</text:span>())</text:p>
      <text:p text:style-name="P56"><text:span text:style-name="T16">console</text:span>.<text:span text:style-name="T25">log</text:span>(<text:span text:style-name="T40">joao</text:span>.<text:span text:style-name="T25">walk</text:span>())</text:p>
      <text:p text:style-name="P78"/>
      <text:p text:style-name="P56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6"><text:span text:style-name="T16">console</text:span>.<text:span text:style-name="T25">log</text:span>(<text:span text:style-name="T16">nickname</text:span>)</text:p>
      <text:p text:style-name="P133"/>
      <text:p text:style-name="P142">Guias estelares</text:p>
      <text:p text:style-name="P36"><text:span text:style-name="T1">O guia estelar de </text:span><text:span text:style-name="T2">JavaScript</text:span></text:p>
      <text:p text:style-name="P129">Manipulando dados</text:p>
      <text:list xml:id="list3696727423" text:style-name="L27">
        <text:list-item>
          <text:p text:style-name="P189">Prototype</text:p>
        </text:list-item>
      </text:list>
      <text:p text:style-name="P127">Prototype</text:p>
      <text:p text:style-name="P123"><text:tab/>* prototype-based language</text:p>
      <text:p text:style-name="P123"><text:tab/>* prototype chain</text:p>
      <text:p text:style-name="P123"><text:tab/>* <text:span text:style-name="T15">__proto__</text:span></text:p>
      <text:p text:style-name="P123"/>
      <text:p text:style-name="P123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3"/>
      <text:list xml:id="list74334216409729" text:continue-numbering="true" text:style-name="L27">
        <text:list-item>
          <text:p text:style-name="P189">Type conversion coersion</text:p>
        </text:list-item>
      </text:list>
      <text:list xml:id="list3061477595" text:style-name="L28">
        <text:list-item>
          <text:p text:style-name="P211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0">Alteração de um tipo de dado para outro tipo</text:p>
          <text:list>
            <text:list-item>
              <text:p text:style-name="P211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1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17"/>
      <text:p text:style-name="P59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8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16"/>
      <text:list xml:id="list74334289076837" text:continue-list="list74334216409729" text:style-name="L27">
        <text:list-item>
          <text:p text:style-name="P189">Strings em números</text:p>
        </text:list-item>
      </text:list>
      <text:list xml:id="list2762039450" text:style-name="L29">
        <text:list-item>
          <text:p text:style-name="P201">Manipulando Strings e Números:</text:p>
        </text:list-item>
        <text:list-item>
          <text:p text:style-name="P201">Transformar String em Número e Número em String.</text:p>
        </text:list-item>
      </text:list>
      <text:p text:style-name="P116"/>
      <text:p text:style-name="P52"><text:span text:style-name="T31">let</text:span> <text:span text:style-name="T16">string</text:span> = <text:span text:style-name="T28">"123"</text:span></text:p>
      <text:p text:style-name="P56"><text:span text:style-name="T31">let</text:span> <text:span text:style-name="T16">number</text:span> = <text:span text:style-name="T37">321</text:span></text:p>
      <text:p text:style-name="P56"><text:span text:style-name="T16">console</text:span>.<text:span text:style-name="T25">log</text:span>(<text:span text:style-name="T42">Number</text:span>(<text:span text:style-name="T16">string</text:span>))</text:p>
      <text:p text:style-name="P56"><text:span text:style-name="T16">console</text:span>.<text:span text:style-name="T25">log</text:span>(<text:span text:style-name="T42">String</text:span>(<text:span text:style-name="T16">number</text:span>))</text:p>
      <text:p text:style-name="P116"/>
      <text:list xml:id="list74334429104050" text:continue-list="list74334289076837" text:style-name="L27">
        <text:list-item>
          <text:p text:style-name="P189">Contando caracteres e digitos</text:p>
        </text:list-item>
      </text:list>
      <text:list xml:id="list419627839" text:style-name="L30">
        <text:list-item>
          <text:p text:style-name="P202">Manipulando Strings e Números:</text:p>
        </text:list-item>
        <text:list-item>
          <text:p text:style-name="P212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16"/>
      <text:p text:style-name="P52"><text:span text:style-name="T31">let</text:span> <text:span text:style-name="T16">word</text:span> = <text:span text:style-name="T28">"Nabucodonozor"</text:span></text:p>
      <text:p text:style-name="P56"><text:span text:style-name="T16">console</text:span>.<text:span text:style-name="T25">log</text:span>(<text:span text:style-name="T16">word</text:span>.<text:span text:style-name="T40">length</text:span>)</text:p>
      <text:p text:style-name="P56"><text:span text:style-name="T31">let</text:span> <text:span text:style-name="T16">number</text:span> = <text:span text:style-name="T37">1234</text:span></text:p>
      <text:p text:style-name="P56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16"/>
      <text:list xml:id="list74334926407474" text:continue-list="list74334429104050" text:style-name="L27">
        <text:list-item>
          <text:p text:style-name="P189">Casas decimais</text:p>
        </text:list-item>
      </text:list>
      <text:list xml:id="list2632619591" text:style-name="L31">
        <text:list-item>
          <text:p text:style-name="P203">Manipulando Strings e Números:</text:p>
        </text:list-item>
        <text:list-item>
          <text:p text:style-name="P213"><text:span text:style-name="T54">T</text:span><text:span text:style-name="T51">ransformar um número quebrado com 2 casas decimais e trocar ponto por vírgula.</text:span></text:p>
        </text:list-item>
      </text:list>
      <text:p text:style-name="P116"/>
      <text:p text:style-name="P52"><text:soft-page-break/><text:span text:style-name="T31">let</text:span> <text:span text:style-name="T16">number</text:span> = <text:span text:style-name="T37">345.423409784059234</text:span></text:p>
      <text:p text:style-name="P56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16"/>
      <text:list xml:id="list74334671618343" text:continue-list="list74334926407474" text:style-name="L27">
        <text:list-item>
          <text:p text:style-name="P189">Maiúsculas e minúsculas</text:p>
        </text:list-item>
      </text:list>
      <text:list xml:id="list3570362617" text:style-name="L32">
        <text:list-item>
          <text:p text:style-name="P204">Manipulando Strings e Números:</text:p>
        </text:list-item>
        <text:list-item>
          <text:p text:style-name="P204">Transforme letras minúsculas em maiúsculas. Faça o contraŕio disso também.</text:p>
        </text:list-item>
      </text:list>
      <text:p text:style-name="P118"/>
      <text:p text:style-name="P60"><text:span text:style-name="T31">let</text:span> <text:span text:style-name="T16">word</text:span> = <text:span text:style-name="T28">"Programar é muito bacana!"</text:span></text:p>
      <text:p text:style-name="P56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8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18"/>
      <text:list xml:id="list74335481968893" text:continue-list="list74334671618343" text:style-name="L27">
        <text:list-item>
          <text:p text:style-name="P189">Separando strings</text:p>
        </text:list-item>
      </text:list>
      <text:list xml:id="list1632104155" text:style-name="L33">
        <text:list-item>
          <text:p text:style-name="P205">Manipulando Strings e Números:</text:p>
        </text:list-item>
        <text:list-item>
          <text:p text:style-name="P205">Separe um texto que contém espaços, em um novo array onde cada texto é uma posição do array. Depois disso, transforme o array em um texto e onde eram espaços, coloque _ .</text:p>
        </text:list-item>
      </text:list>
      <text:p text:style-name="P119"/>
      <text:p text:style-name="P61"><text:span text:style-name="T31">let</text:span> <text:span text:style-name="T16">phrase</text:span> = <text:span text:style-name="T28">"O rato roeu a roupa do rei de roma"</text:span></text:p>
      <text:p text:style-name="P56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6"><text:span text:style-name="T16">console</text:span>.<text:span text:style-name="T25">log</text:span>(<text:span text:style-name="T16">phrase</text:span>)</text:p>
      <text:p text:style-name="P56"><text:span text:style-name="T16">console</text:span>.<text:span text:style-name="T25">log</text:span>(<text:span text:style-name="T16">myArray</text:span>)</text:p>
      <text:p text:style-name="P56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19"/>
      <text:list xml:id="list74335382683469" text:continue-list="list74335481968893" text:style-name="L27">
        <text:list-item>
          <text:p text:style-name="P189">Encontrando palavras em frases</text:p>
        </text:list-item>
      </text:list>
      <text:list xml:id="list1376350514" text:style-name="L34">
        <text:list-item>
          <text:p text:style-name="P206">Manipulando Strings e Números</text:p>
        </text:list-item>
        <text:list-item>
          <text:p text:style-name="P206">Verificar se o texto contém a palavra Amor.</text:p>
        </text:list-item>
        <text:list-item>
          <text:p text:style-name="P206">.includes() é case sencitive</text:p>
        </text:list-item>
      </text:list>
      <text:p text:style-name="P120"/>
      <text:p text:style-name="P62"><text:span text:style-name="T31">let</text:span> <text:span text:style-name="T16">phrase</text:span> = <text:span text:style-name="T28">"Eu que viver o Amor!"</text:span></text:p>
      <text:p text:style-name="P78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0"/>
      <text:list xml:id="list74334190308122" text:continue-list="list74335382683469" text:style-name="L27">
        <text:list-item>
          <text:p text:style-name="P189">Criando array com construtor</text:p>
        </text:list-item>
      </text:list>
      <text:list xml:id="list975551213" text:style-name="L35">
        <text:list-item>
          <text:p text:style-name="P207">Manipulando Arrays:</text:p>
        </text:list-item>
        <text:list-item>
          <text:p text:style-name="P207">Criar Array com construtor</text:p>
        </text:list-item>
      </text:list>
      <text:p text:style-name="P121"/>
      <text:p text:style-name="P63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6"><text:span text:style-name="T16">console</text:span>.<text:span text:style-name="T25">log</text:span>(<text:span text:style-name="T16">myArray1</text:span>)</text:p>
      <text:p text:style-name="P56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6"><text:span text:style-name="T16">console</text:span>.<text:span text:style-name="T25">log</text:span>(<text:span text:style-name="T16">myArray2</text:span>)</text:p>
      <text:p text:style-name="P56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1"/>
      <text:list xml:id="list74333918352121" text:continue-list="list74334190308122" text:style-name="L27">
        <text:list-item>
          <text:p text:style-name="P189">Elementos do Array</text:p>
        </text:list-item>
      </text:list>
      <text:list xml:id="list2014548311" text:style-name="L36">
        <text:list-item>
          <text:p text:style-name="P208">Manipulando Arrays</text:p>
        </text:list-item>
        <text:list-item>
          <text:p text:style-name="P208">Contar elementos de um array</text:p>
        </text:list-item>
      </text:list>
      <text:p text:style-name="P116"/>
      <text:p text:style-name="P79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16"/>
      <text:list xml:id="list74334117721470" text:continue-list="list74333918352121" text:style-name="L27">
        <text:list-item>
          <text:p text:style-name="P189">Strings para arrays</text:p>
        </text:list-item>
      </text:list>
      <text:list xml:id="list2554960475" text:style-name="L37">
        <text:list-item>
          <text:p text:style-name="P209"><text:soft-page-break/>Manipulando Arrays</text:p>
        </text:list-item>
        <text:list-item>
          <text:p text:style-name="P209">Transformar uma cadeia de caracteres em elementos de um array</text:p>
        </text:list-item>
      </text:list>
      <text:p text:style-name="P122"/>
      <text:p text:style-name="P64"><text:span text:style-name="T31">let</text:span> <text:span text:style-name="T16">word</text:span> = <text:span text:style-name="T28">"nabucodonozor"</text:span></text:p>
      <text:p text:style-name="P78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2"/>
      <text:list xml:id="list74335251878322" text:continue-list="list74334117721470" text:style-name="L27">
        <text:list-item>
          <text:p text:style-name="P189">Manipulandos arrays</text:p>
        </text:list-item>
      </text:list>
      <text:p text:style-name="P116"/>
      <text:p text:style-name="P52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8"/>
      <text:p text:style-name="P91">//adicionar um item no fim</text:p>
      <text:p text:style-name="P56"><text:span text:style-name="T16">techs</text:span>.<text:span text:style-name="T25">push</text:span>(<text:span text:style-name="T28">"nodejs"</text:span>)</text:p>
      <text:p text:style-name="P91">//adicionar no começo</text:p>
      <text:p text:style-name="P56"><text:span text:style-name="T16">techs</text:span>.<text:span text:style-name="T25">unshift</text:span>(<text:span text:style-name="T28">"sql"</text:span>)</text:p>
      <text:p text:style-name="P91">//remover do fim</text:p>
      <text:p text:style-name="P56"><text:span text:style-name="T16">techs</text:span>.<text:span text:style-name="T25">pop</text:span>()</text:p>
      <text:p text:style-name="P91">//remover do começo</text:p>
      <text:p text:style-name="P56"><text:span text:style-name="T16">techs</text:span>.<text:span text:style-name="T25">shift</text:span>()</text:p>
      <text:p text:style-name="P91">//pegar somente alguns elementos do array</text:p>
      <text:p text:style-name="P56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1">//remover 1 ou mais items em qualquer posição do array</text:p>
      <text:p text:style-name="P56"><text:span text:style-name="T16">techs</text:span>.<text:span text:style-name="T25">splice</text:span>(<text:span text:style-name="T37">1</text:span>, <text:span text:style-name="T37">1</text:span>)</text:p>
      <text:p text:style-name="P91">// encontrar a posição de um elemento no array</text:p>
      <text:p text:style-name="P56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6"><text:span text:style-name="T16">console</text:span>.<text:span text:style-name="T25">log</text:span>(<text:span text:style-name="T16">index</text:span>)</text:p>
      <text:p text:style-name="P56"><text:span text:style-name="T16">techs</text:span>.<text:span text:style-name="T25">splice</text:span>(<text:span text:style-name="T16">index</text:span>, <text:span text:style-name="T37">1</text:span>)</text:p>
      <text:p text:style-name="P56"><text:span text:style-name="T16">console</text:span>.<text:span text:style-name="T25">log</text:span>(<text:span text:style-name="T16">techs</text:span>)</text:p>
      <text:p text:style-name="P134"/>
      <text:p text:style-name="P143">Guias estelares</text:p>
      <text:p text:style-name="P37"><text:span text:style-name="T1">O guia estelar de </text:span><text:span text:style-name="T2">JavaScript</text:span></text:p>
      <text:p text:style-name="P130">Expressões e operadores</text:p>
      <text:list xml:id="list3174770106" text:style-name="L38">
        <text:list-item>
          <text:p text:style-name="P186">Expressões e operadores</text:p>
        </text:list-item>
      </text:list>
      <text:p text:style-name="P114">Expressão é qualquer linha de código que resolve alguma coisa no JS. <text:span text:style-name="T58">Toda expressão pode o não terminar com ;</text:span></text:p>
      <text:p text:style-name="P114"/>
      <text:p text:style-name="P53"><text:span text:style-name="T31">let</text:span> <text:span text:style-name="T16">number</text:span> = <text:span text:style-name="T37">1</text:span> <text:span text:style-name="T35">// expressão</text:span></text:p>
      <text:p text:style-name="P56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6"><text:span text:style-name="T16">console</text:span>.<text:span text:style-name="T25">log</text:span>(++<text:span text:style-name="T16">number</text:span>) <text:span text:style-name="T35">// unário</text:span></text:p>
      <text:p text:style-name="P56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6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4"/>
      <text:list xml:id="list74334998344269" text:continue-numbering="true" text:style-name="L38">
        <text:list-item>
          <text:p text:style-name="P186">New</text:p>
        </text:list-item>
      </text:list>
      <text:list xml:id="list2120122421" text:style-name="L39">
        <text:list-item>
          <text:p text:style-name="P192">left-hand-side expression</text:p>
        </text:list-item>
        <text:list-item>
          <text:p text:style-name="P192">cria um novo objeto</text:p>
        </text:list-item>
        <text:list-item>
          <text:p text:style-name="P214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6"/>
      <text:p text:style-name="P65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6"><text:span text:style-name="T16">name</text:span>.<text:span text:style-name="T16">surName</text:span> = <text:span text:style-name="T28">"Carlos"</text:span></text:p>
      <text:p text:style-name="P56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6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8"/>
      <text:p text:style-name="P56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6"/>
      <text:list xml:id="list74334734661648" text:continue-list="list74334998344269" text:style-name="L38">
        <text:list-item>
          <text:p text:style-name="P186">Typeof delete</text:p>
        </text:list-item>
      </text:list>
      <text:list xml:id="list4164304960" text:style-name="L40">
        <text:list-item>
          <text:p text:style-name="P193">Operadores unários</text:p>
          <text:list>
            <text:list-item>
              <text:p text:style-name="P193">typeof - define o tipo de objeto.</text:p>
            </text:list-item>
            <text:list-item>
              <text:p text:style-name="P193">delete - procura uma propriedade dentro de um objeto e vai deletar aquela propriedade de dentro do objeto.</text:p>
            </text:list-item>
          </text:list>
        </text:list-item>
      </text:list>
      <text:p text:style-name="P107"/>
      <text:p text:style-name="P66"><text:span text:style-name="T16">console</text:span>.<text:span text:style-name="T25">log</text:span>(<text:span text:style-name="T31">typeof</text:span> <text:span text:style-name="T28">"Thiago"</text:span>)</text:p>
      <text:p text:style-name="P56"><text:span text:style-name="T31">const</text:span> <text:span text:style-name="T40">person</text:span> = {</text:p>
      <text:p text:style-name="P56"><text:span text:style-name="T16"><text:tab/>name:</text:span> <text:span text:style-name="T28">'Carlos'</text:span>,</text:p>
      <text:p text:style-name="P56"><text:span text:style-name="T16"><text:tab/>age:</text:span> <text:span text:style-name="T37">33</text:span>,</text:p>
      <text:p text:style-name="P56">}</text:p>
      <text:p text:style-name="P56"><text:span text:style-name="T16">console</text:span>.<text:span text:style-name="T25">log</text:span>(<text:span text:style-name="T40">person</text:span>)</text:p>
      <text:p text:style-name="P56"><text:span text:style-name="T31">delete</text:span> <text:span text:style-name="T40">person</text:span>.<text:span text:style-name="T16">age</text:span></text:p>
      <text:p text:style-name="P78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07"/>
      <text:list xml:id="list74335286793358" text:continue-list="list74334734661648" text:style-name="L38">
        <text:list-item>
          <text:p text:style-name="P186">Operadores aritméticos</text:p>
        </text:list-item>
      </text:list>
      <text:p text:style-name="P92"/>
      <text:p text:style-name="P91">// multiplicação *</text:p>
      <text:p text:style-name="P56"><text:span text:style-name="T16">console</text:span>.<text:span text:style-name="T25">log</text:span>(<text:span text:style-name="T37">3</text:span> * <text:span text:style-name="T37">5</text:span>)</text:p>
      <text:p text:style-name="P56"><text:span text:style-name="T16">console</text:span>.<text:span text:style-name="T25">log</text:span>(<text:span text:style-name="T37">3.21</text:span> * <text:span text:style-name="T37">5.5</text:span>)</text:p>
      <text:p text:style-name="P91">// divisão /</text:p>
      <text:p text:style-name="P56"><text:span text:style-name="T16">console</text:span>.<text:span text:style-name="T25">log</text:span>(<text:span text:style-name="T37">12</text:span> / <text:span text:style-name="T37">2</text:span>)</text:p>
      <text:p text:style-name="P91">// soma +</text:p>
      <text:p text:style-name="P56"><text:span text:style-name="T16">console</text:span>.<text:span text:style-name="T25">log</text:span>(<text:span text:style-name="T37">34</text:span> + <text:span text:style-name="T37">67</text:span>)</text:p>
      <text:p text:style-name="P91"><text:soft-page-break/>// subtração -</text:p>
      <text:p text:style-name="P56"><text:span text:style-name="T16">console</text:span>.<text:span text:style-name="T25">log</text:span>(<text:span text:style-name="T37">34</text:span> - <text:span text:style-name="T37">23</text:span>)</text:p>
      <text:p text:style-name="P91">// resto da divisão %</text:p>
      <text:p text:style-name="P56"><text:span text:style-name="T31">let</text:span> <text:span text:style-name="T16">remainder</text:span></text:p>
      <text:p text:style-name="P56"><text:span text:style-name="T16">remainder</text:span> = <text:span text:style-name="T37">11</text:span> % <text:span text:style-name="T37">9</text:span></text:p>
      <text:p text:style-name="P56"><text:span text:style-name="T16">console</text:span>.<text:span text:style-name="T25">log</text:span>(<text:span text:style-name="T16">remainder</text:span>)</text:p>
      <text:p text:style-name="P91">// incremento ++</text:p>
      <text:p text:style-name="P56"><text:span text:style-name="T31">let</text:span> <text:span text:style-name="T16">increment</text:span> = <text:span text:style-name="T37">0</text:span></text:p>
      <text:p text:style-name="P56"><text:span text:style-name="T16">increment</text:span>++</text:p>
      <text:p text:style-name="P56"><text:span text:style-name="T16">increment</text:span>++</text:p>
      <text:p text:style-name="P56"><text:span text:style-name="T16">console</text:span>.<text:span text:style-name="T25">log</text:span>(<text:span text:style-name="T16">increment</text:span>)</text:p>
      <text:p text:style-name="P91">// descremento --</text:p>
      <text:p text:style-name="P56"><text:span text:style-name="T31">let</text:span> <text:span text:style-name="T16">decrement</text:span> = <text:span text:style-name="T37">0</text:span></text:p>
      <text:p text:style-name="P56"><text:span text:style-name="T16">decrement</text:span>--</text:p>
      <text:p text:style-name="P56"><text:span text:style-name="T16">console</text:span>.<text:span text:style-name="T25">log</text:span>(<text:span text:style-name="T16">decrement</text:span>)</text:p>
      <text:p text:style-name="P91">// exponencial **</text:p>
      <text:p text:style-name="P56"><text:span text:style-name="T16">console</text:span>.<text:span text:style-name="T25">log</text:span>(<text:span text:style-name="T37">3</text:span> ** <text:span text:style-name="T37">3</text:span>)</text:p>
      <text:p text:style-name="P105"/>
      <text:list xml:id="list74334355503392" text:continue-numbering="true" text:style-name="L38">
        <text:list-item>
          <text:p text:style-name="P186">Grouping operator</text:p>
        </text:list-item>
      </text:list>
      <text:p text:style-name="P105"/>
      <text:p text:style-name="P54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6"><text:span text:style-name="T16">console</text:span>.<text:span text:style-name="T25">log</text:span>(<text:span text:style-name="T16">total</text:span>)</text:p>
      <text:p text:style-name="P56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6"><text:span text:style-name="T16">console</text:span>.<text:span text:style-name="T25">log</text:span>(<text:span text:style-name="T16">total2</text:span>)</text:p>
      <text:p text:style-name="P105"/>
      <text:list xml:id="list74334533010098" text:continue-numbering="true" text:style-name="L38">
        <text:list-item>
          <text:p text:style-name="P186">Operadores de comparação igual a e diferente de</text:p>
        </text:list-item>
      </text:list>
      <text:list xml:id="list3838855905" text:style-name="L41">
        <text:list-item>
          <text:p text:style-name="P194">Operadores de comparação.</text:p>
        </text:list-item>
        <text:list-item>
          <text:p text:style-name="P194">Irá comparar valores e retornar um Boolean como resposta à comparação.</text:p>
        </text:list-item>
      </text:list>
      <text:p text:style-name="P108"/>
      <text:p text:style-name="P67"><text:span text:style-name="T31">let</text:span> <text:span text:style-name="T16">one</text:span> = <text:span text:style-name="T37">1</text:span></text:p>
      <text:p text:style-name="P56"><text:span text:style-name="T31">let</text:span> <text:span text:style-name="T16">two</text:span> = <text:span text:style-name="T37">2</text:span></text:p>
      <text:p text:style-name="P91">// igual a ==</text:p>
      <text:p text:style-name="P56"><text:span text:style-name="T16">console</text:span>.<text:span text:style-name="T25">log</text:span>( <text:span text:style-name="T16">two</text:span> == <text:span text:style-name="T37">1</text:span>)</text:p>
      <text:p text:style-name="P56"><text:span text:style-name="T16">console</text:span>.<text:span text:style-name="T25">log</text:span>( <text:span text:style-name="T16">one</text:span> == <text:span text:style-name="T28">"1"</text:span>)</text:p>
      <text:p text:style-name="P91">// diferente de !=</text:p>
      <text:p text:style-name="P56"><text:span text:style-name="T16">console</text:span>.<text:span text:style-name="T25">log</text:span>(<text:span text:style-name="T16">one</text:span> != <text:span text:style-name="T16">two</text:span>)</text:p>
      <text:p text:style-name="P56"><text:span text:style-name="T16">console</text:span>.<text:span text:style-name="T25">log</text:span>(<text:span text:style-name="T16">one</text:span> != <text:span text:style-name="T37">1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08"/>
      <text:list xml:id="list74334046357197" text:continue-list="list74334533010098" text:style-name="L38">
        <text:list-item>
          <text:p text:style-name="P186">Operadores de comparação estritamente igual e estritamente diferente</text:p>
        </text:list-item>
      </text:list>
      <text:list xml:id="list1351807333" text:style-name="L42">
        <text:list-item>
          <text:p text:style-name="P195">Operadores de comparação.</text:p>
        </text:list-item>
        <text:list-item>
          <text:p text:style-name="P195">Irá comparar não apenas os valores, mas também o tipo da variável e retornar um Boolean como resposta à comparação.</text:p>
        </text:list-item>
      </text:list>
      <text:p text:style-name="P109"/>
      <text:p text:style-name="P68"><text:span text:style-name="T31">let</text:span> <text:span text:style-name="T16">one</text:span> = <text:span text:style-name="T37">1</text:span></text:p>
      <text:p text:style-name="P56"><text:span text:style-name="T31">let</text:span> <text:span text:style-name="T16">two</text:span> = <text:span text:style-name="T37">2</text:span></text:p>
      <text:p text:style-name="P91">// estritamente igual a ==</text:p>
      <text:p text:style-name="P56"><text:span text:style-name="T16">console</text:span>.<text:span text:style-name="T25">log</text:span>( <text:span text:style-name="T16">one</text:span> === <text:span text:style-name="T37">1</text:span>)</text:p>
      <text:p text:style-name="P56"><text:span text:style-name="T16">console</text:span>.<text:span text:style-name="T25">log</text:span>( <text:span text:style-name="T16">one</text:span> === <text:span text:style-name="T28">"1"</text:span>)</text:p>
      <text:p text:style-name="P91"><text:soft-page-break/>// estritamente diferente de !=</text:p>
      <text:p text:style-name="P56"><text:span text:style-name="T16">console</text:span>.<text:span text:style-name="T25">log</text:span>(<text:span text:style-name="T16">two</text:span> !== <text:span text:style-name="T28">"2"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09"/>
      <text:list xml:id="list74334710313669" text:continue-list="list74334046357197" text:style-name="L38">
        <text:list-item>
          <text:p text:style-name="P186">Operadores de comparação maio<text:span text:style-name="T59">r</text:span> e menor(igual)</text:p>
        </text:list-item>
      </text:list>
      <text:list xml:id="list1452423478" text:style-name="L43">
        <text:list-item>
          <text:p text:style-name="P196">Operadores de comparação</text:p>
        </text:list-item>
        <text:list-item>
          <text:p text:style-name="P196">Irá comparar não apenas os valores e retornar um Boolean como resposta à comparação.</text:p>
        </text:list-item>
      </text:list>
      <text:p text:style-name="P111"/>
      <text:p text:style-name="P69"><text:span text:style-name="T31">let</text:span> <text:span text:style-name="T16">one</text:span> = <text:span text:style-name="T37">1</text:span></text:p>
      <text:p text:style-name="P56"><text:span text:style-name="T31">let</text:span> <text:span text:style-name="T16">two</text:span> = <text:span text:style-name="T37">2</text:span></text:p>
      <text:p text:style-name="P91">// &gt; Maior que</text:p>
      <text:p text:style-name="P56"><text:span text:style-name="T16">console</text:span>.<text:span text:style-name="T25">log</text:span>(<text:span text:style-name="T16">one</text:span> &gt; <text:span text:style-name="T16">two</text:span>)</text:p>
      <text:p text:style-name="P91">// &gt;= Maior igual a </text:p>
      <text:p text:style-name="P56"><text:span text:style-name="T16">console</text:span>.<text:span text:style-name="T25">log</text:span>(<text:span text:style-name="T16">one</text:span> &gt;= <text:span text:style-name="T37">1</text:span>)</text:p>
      <text:p text:style-name="P56"><text:span text:style-name="T16">console</text:span>.<text:span text:style-name="T25">log</text:span>(<text:span text:style-name="T16">two</text:span> &gt;= <text:span text:style-name="T37">1</text:span>)</text:p>
      <text:p text:style-name="P91">// &lt; Menor que</text:p>
      <text:p text:style-name="P56"><text:span text:style-name="T16">console</text:span>.<text:span text:style-name="T25">log</text:span>(<text:span text:style-name="T16">one</text:span> &lt; <text:span text:style-name="T16">two</text:span>)</text:p>
      <text:p text:style-name="P91">// Menor igual a</text:p>
      <text:p text:style-name="P56"><text:span text:style-name="T16">console</text:span>.<text:span text:style-name="T25">log</text:span>(<text:span text:style-name="T16">one</text:span> &lt;= <text:span text:style-name="T16">two</text:span>)</text:p>
      <text:p text:style-name="P56"><text:span text:style-name="T16">console</text:span>.<text:span text:style-name="T25">log</text:span>(<text:span text:style-name="T16">one</text:span> &lt;= <text:span text:style-name="T37">1</text:span>)</text:p>
      <text:p text:style-name="P78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1"/>
      <text:list xml:id="list74334637722437" text:continue-list="list74334710313669" text:style-name="L38">
        <text:list-item>
          <text:p text:style-name="P186"><text:span text:style-name="T59">O</text:span>peradores de atribuição</text:p>
        </text:list-item>
      </text:list>
      <text:p text:style-name="P105"/>
      <text:p text:style-name="P87">// Operadores de atribuição (Assignment)</text:p>
      <text:p text:style-name="P56"><text:span text:style-name="T31">let</text:span> <text:span text:style-name="T16">x</text:span></text:p>
      <text:p text:style-name="P91">// assignment</text:p>
      <text:p text:style-name="P56"><text:span text:style-name="T16">x</text:span> = <text:span text:style-name="T37">1</text:span></text:p>
      <text:p text:style-name="P91">// addition assignment</text:p>
      <text:p text:style-name="P91">//x = x + 2</text:p>
      <text:p text:style-name="P56"><text:span text:style-name="T16">x</text:span> +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91">// subtraction assignment</text:p>
      <text:p text:style-name="P91">// x = x -1</text:p>
      <text:p text:style-name="P56"><text:span text:style-name="T16">x</text:span> -= <text:span text:style-name="T37">1</text:span></text:p>
      <text:p text:style-name="P56"><text:span text:style-name="T16">console</text:span>.<text:span text:style-name="T25">log</text:span>(<text:span text:style-name="T16">x</text:span>)</text:p>
      <text:p text:style-name="P91">// multiplication assignment</text:p>
      <text:p text:style-name="P91">// x = x * 2</text:p>
      <text:p text:style-name="P56"><text:span text:style-name="T16">x</text:span> *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91">// division assignment</text:p>
      <text:p text:style-name="P91">// x = x / 2</text:p>
      <text:p text:style-name="P56"><text:span text:style-name="T16">x</text:span> /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91">// remainder, exponetiation</text:p>
      <text:p text:style-name="P56"><text:span text:style-name="T16">x</text:span> %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56"><text:span text:style-name="T16">x</text:span> **= <text:span text:style-name="T37">2</text:span></text:p>
      <text:p text:style-name="P56"><text:span text:style-name="T16">console</text:span>.<text:span text:style-name="T25">log</text:span>(<text:span text:style-name="T16">x</text:span>)</text:p>
      <text:p text:style-name="P105"/>
      <text:list xml:id="list74335682859244" text:continue-numbering="true" text:style-name="L38">
        <text:list-item>
          <text:p text:style-name="P186"><text:soft-page-break/>Operadores lógicos</text:p>
        </text:list-item>
      </text:list>
      <text:list xml:id="list3411990842" text:style-name="L44">
        <text:list-item>
          <text:p text:style-name="P197">Operadores lógicos (logial operators)</text:p>
        </text:list-item>
        <text:list-item>
          <text:p text:style-name="P197">2 valores booleanos, quando verificados, resultará em verdadeiro ou falso.</text:p>
        </text:list-item>
      </text:list>
      <text:p text:style-name="P112"/>
      <text:p text:style-name="P70"><text:span text:style-name="T31">let</text:span> <text:span text:style-name="T16">pao</text:span> = <text:span text:style-name="T31">true</text:span></text:p>
      <text:p text:style-name="P56"><text:span text:style-name="T31">let</text:span> <text:span text:style-name="T16">queijo</text:span> = <text:span text:style-name="T31">true</text:span></text:p>
      <text:p text:style-name="P91">// AND &amp;&amp;</text:p>
      <text:p text:style-name="P56"><text:span text:style-name="T16">console</text:span>.<text:span text:style-name="T25">log</text:span>(<text:span text:style-name="T16">pao</text:span> &amp;&amp; <text:span text:style-name="T16">queijo</text:span>)</text:p>
      <text:p text:style-name="P91">// OR ||</text:p>
      <text:p text:style-name="P56"><text:span text:style-name="T16">console</text:span>.<text:span text:style-name="T25">log</text:span>(<text:span text:style-name="T16">pao</text:span> || <text:span text:style-name="T16">queijo</text:span>)</text:p>
      <text:p text:style-name="P91">// NOT !</text:p>
      <text:p text:style-name="P78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2"/>
      <text:list xml:id="list74335740908500" text:continue-list="list74335682859244" text:style-name="L38">
        <text:list-item>
          <text:p text:style-name="P186">Operadoes condicional ternário</text:p>
        </text:list-item>
      </text:list>
      <text:p text:style-name="P105">Operador Condicional (Ternário)</text:p>
      <text:p text:style-name="P105">Dependendo da condição, nós recebemos valores diferentes</text:p>
      <text:p text:style-name="P105">Condição então valor 1 se não valor 2</text:p>
      <text:p text:style-name="P110">condition ? value1 : value2</text:p>
      <text:p text:style-name="P110">Exemplos:</text:p>
      <text:p text:style-name="P105">Café da manhã top</text:p>
      <text:p text:style-name="P105"/>
      <text:p text:style-name="P54"><text:span text:style-name="T31">let</text:span> <text:span text:style-name="T16">pao</text:span> = <text:span text:style-name="T31">false</text:span></text:p>
      <text:p text:style-name="P56"><text:span text:style-name="T31">let</text:span> <text:span text:style-name="T16">queijo</text:span> = <text:span text:style-name="T31">false</text:span></text:p>
      <text:p text:style-name="P56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6"><text:span text:style-name="T16">console</text:span>.<text:span text:style-name="T25">log</text:span>(<text:span text:style-name="T40">niceBreakfast</text:span>)</text:p>
      <text:p text:style-name="P56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6"><text:span text:style-name="T16">console</text:span>.<text:span text:style-name="T25">log</text:span>(<text:span text:style-name="T40">niceBreakfast2</text:span>)</text:p>
      <text:p text:style-name="P91">// Maior 18</text:p>
      <text:p text:style-name="P56"><text:span text:style-name="T31">let</text:span> <text:span text:style-name="T16">age</text:span> = <text:span text:style-name="T37">18</text:span></text:p>
      <text:p text:style-name="P56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6"><text:span text:style-name="T16">console</text:span>.<text:span text:style-name="T25">log</text:span>(<text:span text:style-name="T40">canDrive</text:span>)</text:p>
      <text:p text:style-name="P105"/>
      <text:list xml:id="list74335147168724" text:continue-numbering="true" text:style-name="L38">
        <text:list-item>
          <text:p text:style-name="P186">Operadores para string</text:p>
        </text:list-item>
      </text:list>
      <text:p text:style-name="P105"/>
      <text:p text:style-name="P87">// Operador de String (String operator)</text:p>
      <text:p text:style-name="P91">// comparison (comparação)</text:p>
      <text:p text:style-name="P78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1">// concatenation (concatenação)</text:p>
      <text:p text:style-name="P91">// Retorna a união de duas Strings</text:p>
      <text:p text:style-name="P56"><text:span text:style-name="T31">let</text:span> <text:span text:style-name="T16">alpha</text:span> = <text:span text:style-name="T28">'alpha'</text:span></text:p>
      <text:p text:style-name="P56"><text:span text:style-name="T16">alpha</text:span> += <text:span text:style-name="T28">'bet'</text:span></text:p>
      <text:p text:style-name="P56"><text:span text:style-name="T16">console</text:span>.<text:span text:style-name="T25">log</text:span>(<text:span text:style-name="T16">alpha</text:span> + <text:span text:style-name="T37">345</text:span>)</text:p>
      <text:p text:style-name="P105"/>
      <text:list xml:id="list74335208987520" text:continue-numbering="true" text:style-name="L38">
        <text:list-item>
          <text:p text:style-name="P186">Falsy e truthy</text:p>
        </text:list-item>
      </text:list>
      <text:p text:style-name="P105"/>
      <text:p text:style-name="P87">// Type conversion (typecastinh) vs Type coersion</text:p>
      <text:p text:style-name="P56"><text:span text:style-name="T16">console</text:span>.<text:span text:style-name="T25">log</text:span>(<text:span text:style-name="T28">'9'</text:span> + <text:span text:style-name="T37">5</text:span>)</text:p>
      <text:p text:style-name="P91">/*</text:p>
      <text:p text:style-name="P91">FALSY</text:p>
      <text:p text:style-name="P91"><text:soft-page-break/>Quando um valor é considerado false em contextos onde um booleano é obrigatório (condicionais e loops)</text:p>
      <text:p text:style-name="P91">false</text:p>
      <text:p text:style-name="P91">0</text:p>
      <text:p text:style-name="P91">-0</text:p>
      <text:p text:style-name="P91">""</text:p>
      <text:p text:style-name="P91">null</text:p>
      <text:p text:style-name="P91">undefined</text:p>
      <text:p text:style-name="P91">NaN</text:p>
      <text:p text:style-name="P91">*/</text:p>
      <text:p text:style-name="P56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1">/*</text:p>
      <text:p text:style-name="P91">TRUTHY</text:p>
      <text:p text:style-name="P91">Quando um valor é considerado true em contextos onde um booleano é obrigatório (condicionais e loops)</text:p>
      <text:p text:style-name="P91">true</text:p>
      <text:p text:style-name="P91">{}</text:p>
      <text:p text:style-name="P91">[]</text:p>
      <text:p text:style-name="P91">1</text:p>
      <text:p text:style-name="P91">3.23</text:p>
      <text:p text:style-name="P91">"0"</text:p>
      <text:p text:style-name="P91">"false"</text:p>
      <text:p text:style-name="P91">-1</text:p>
      <text:p text:style-name="P91">Infinity</text:p>
      <text:p text:style-name="P91">-Infinity</text:p>
      <text:p text:style-name="P91">*/</text:p>
      <text:p text:style-name="P56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5"/>
      <text:list xml:id="list74333997122501" text:continue-numbering="true" text:style-name="L38">
        <text:list-item>
          <text:p text:style-name="P186">Procedência dos operadores</text:p>
        </text:list-item>
      </text:list>
      <text:p text:style-name="P87">/* Operator precedence</text:p>
      <text:p text:style-name="P91">Precedência de operadores</text:p>
      <text:p text:style-name="P78"/>
      <text:p text:style-name="P91">* grouping ( )</text:p>
      <text:p text:style-name="P91">* negação e incremento ! ++ --</text:p>
      <text:p text:style-name="P91">* multiplicação e divisão * /</text:p>
      <text:p text:style-name="P91">* adição e subtração + -</text:p>
      <text:p text:style-name="P91">* relacional &lt; &lt;= &gt; &gt;=</text:p>
      <text:p text:style-name="P91">* igualdade == != === !==</text:p>
      <text:p text:style-name="P91">* AND &amp;&amp;</text:p>
      <text:p text:style-name="P91">* OR ||</text:p>
      <text:p text:style-name="P91">* condicional ?:</text:p>
      <text:p text:style-name="P91">* assignment (atribuição) = += -= *=</text:p>
      <text:p text:style-name="P91">*/</text:p>
      <text:p text:style-name="P56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6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6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6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6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3"/>
      <text:p text:style-name="P144">Guias estelares</text:p>
      <text:p text:style-name="P38"><text:span text:style-name="T1">O guia estelar de </text:span><text:span text:style-name="T2">JavaScript</text:span></text:p>
      <text:p text:style-name="P131">Condicionais e controle de fluxo</text:p>
      <text:list xml:id="list4025991150" text:style-name="L45">
        <text:list-item>
          <text:p text:style-name="P190">Controle de fluxo da aplicação</text:p>
        </text:list-item>
      </text:list>
      <text:p text:style-name="P125">Controle de fluxo, como realizar determinada operação voltando no fluxo da apliacação, através de comando pré-determinado.</text:p>
      <text:p text:style-name="P125">Controle de erros.</text:p>
      <text:p text:style-name="P125"/>
      <text:p text:style-name="P55"><text:span text:style-name="T16">console</text:span>.<text:span text:style-name="T25">log</text:span>(<text:span text:style-name="T28">"Controle de fluxo de aplicação"</text:span>)</text:p>
      <text:p text:style-name="P91">// Control flow</text:p>
      <text:p text:style-name="P56"><text:span text:style-name="T16">console</text:span>.<text:span text:style-name="T25">log</text:span>(<text:span text:style-name="T28">'a'</text:span>)</text:p>
      <text:p text:style-name="P56"><text:span text:style-name="T16">console</text:span>.<text:span text:style-name="T25">log</text:span>(<text:span text:style-name="T28">'b'</text:span>)</text:p>
      <text:p text:style-name="P78"/>
      <text:p text:style-name="P91">//se estiver sujo</text:p>
      <text:p text:style-name="P56"><text:span text:style-name="T16">console</text:span>.<text:span text:style-name="T25">log</text:span>(<text:span text:style-name="T28">'lavar o copo'</text:span>)</text:p>
      <text:p text:style-name="P91">//se não estiver sujo</text:p>
      <text:p text:style-name="P56"><text:span text:style-name="T16">console</text:span>.<text:span text:style-name="T25">log</text:span>(<text:span text:style-name="T28">'servir café'</text:span>)</text:p>
      <text:p text:style-name="P125"/>
      <text:list xml:id="list74335062879165" text:continue-numbering="true" text:style-name="L45">
        <text:list-item>
          <text:p text:style-name="P190">If e Else</text:p>
        </text:list-item>
      </text:list>
      <text:p text:style-name="P124"/>
      <text:p text:style-name="P88">// if ...else</text:p>
      <text:p text:style-name="P56"><text:span text:style-name="T31">let</text:span> <text:span text:style-name="T16">temperature</text:span> = <text:span text:style-name="T37">36</text:span></text:p>
      <text:p text:style-name="P56"><text:span text:style-name="T31">let</text:span> <text:span text:style-name="T16">highTemperature</text:span> = <text:span text:style-name="T16">temperature</text:span> &gt;= <text:span text:style-name="T37">37.5</text:span></text:p>
      <text:p text:style-name="P56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6"><text:span text:style-name="T48">if</text:span> (<text:span text:style-name="T16">highTemperature</text:span>){</text:p>
      <text:p text:style-name="P56"><text:span text:style-name="T16"><text:tab/>console</text:span>.<text:span text:style-name="T25">log</text:span>(<text:span text:style-name="T28">'Febre alta'</text:span>)</text:p>
      <text:p text:style-name="P56">} <text:span text:style-name="T48">else</text:span> <text:span text:style-name="T48">if</text:span> (<text:span text:style-name="T16">mediumTemperature</text:span>){</text:p>
      <text:p text:style-name="P56"><text:span text:style-name="T16"><text:tab/>console</text:span>.<text:span text:style-name="T25">log</text:span>(<text:span text:style-name="T28">'Febre moderada'</text:span>)</text:p>
      <text:p text:style-name="P56">} <text:span text:style-name="T48">else</text:span> {</text:p>
      <text:p text:style-name="P56"><text:span text:style-name="T16"><text:tab/>console</text:span>.<text:span text:style-name="T25">log</text:span>(<text:span text:style-name="T28">'Saudável'</text:span>)</text:p>
      <text:p text:style-name="P56">}</text:p>
      <text:p text:style-name="P124"/>
      <text:list xml:id="list74335274407264" text:continue-numbering="true" text:style-name="L45">
        <text:list-item>
          <text:p text:style-name="P190">Switch</text:p>
        </text:list-item>
      </text:list>
      <text:p text:style-name="P124"/>
      <text:p text:style-name="P88">// switch</text:p>
      <text:p text:style-name="P56"><text:span text:style-name="T31">let</text:span> <text:span text:style-name="T16">expression</text:span> = <text:span text:style-name="T28">'1'</text:span></text:p>
      <text:p text:style-name="P56"><text:span text:style-name="T48">switch</text:span> (<text:span text:style-name="T16">expression</text:span>) {</text:p>
      <text:p text:style-name="P56"><text:span text:style-name="T48"><text:tab/>case</text:span> <text:span text:style-name="T28">'a'</text:span>:</text:p>
      <text:p text:style-name="P56"><text:span text:style-name="T16"><text:tab/><text:tab/>console</text:span>.<text:span text:style-name="T25">log</text:span>(<text:span text:style-name="T28">'a'</text:span>)</text:p>
      <text:p text:style-name="P136"><text:tab/><text:tab/>break</text:p>
      <text:p text:style-name="P56"><text:span text:style-name="T48"><text:tab/>case</text:span> <text:span text:style-name="T28">'b'</text:span>:</text:p>
      <text:p text:style-name="P56"><text:span text:style-name="T16"><text:tab/><text:tab/>console</text:span>.<text:span text:style-name="T25">log</text:span>(<text:span text:style-name="T28">'b'</text:span>)</text:p>
      <text:p text:style-name="P136"><text:tab/><text:tab/>break</text:p>
      <text:p text:style-name="P56"><text:span text:style-name="T48"><text:tab/>default</text:span>:</text:p>
      <text:p text:style-name="P56"><text:span text:style-name="T16"><text:tab/><text:tab/>console</text:span>.<text:span text:style-name="T25">log</text:span>(<text:span text:style-name="T28">'default'</text:span>)</text:p>
      <text:p text:style-name="P136"><text:tab/><text:tab/>break</text:p>
      <text:p text:style-name="P56">}</text:p>
      <text:p text:style-name="P56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6"><text:span text:style-name="T31">let</text:span> <text:span text:style-name="T16">result</text:span> = <text:span text:style-name="T37">0</text:span>;</text:p>
      <text:p text:style-name="P56"><text:span text:style-name="T48">switch</text:span>(<text:span text:style-name="T16">operator</text:span>){</text:p>
      <text:p text:style-name="P56"><text:soft-page-break/><text:span text:style-name="T48"><text:tab/>case</text:span> <text:span text:style-name="T28">'+'</text:span>:</text:p>
      <text:p text:style-name="P56"><text:span text:style-name="T16"><text:tab/><text:tab/>result</text:span> = <text:span text:style-name="T16">number1</text:span> + <text:span text:style-name="T16">number2</text:span></text:p>
      <text:p text:style-name="P136"><text:tab/><text:tab/>break</text:p>
      <text:p text:style-name="P56"><text:span text:style-name="T48"><text:tab/>case</text:span> <text:span text:style-name="T28">'-'</text:span>:</text:p>
      <text:p text:style-name="P56"><text:span text:style-name="T16"><text:tab/><text:tab/>result</text:span> = <text:span text:style-name="T16">number1</text:span> - <text:span text:style-name="T16">number2</text:span></text:p>
      <text:p text:style-name="P136"><text:tab/><text:tab/>break</text:p>
      <text:p text:style-name="P56"><text:span text:style-name="T48"><text:tab/>case</text:span> <text:span text:style-name="T28">'*'</text:span>:</text:p>
      <text:p text:style-name="P56"><text:span text:style-name="T16"><text:tab/><text:tab/>result</text:span> = <text:span text:style-name="T16">number1</text:span> * <text:span text:style-name="T16">number2</text:span></text:p>
      <text:p text:style-name="P136"><text:tab/><text:tab/>break</text:p>
      <text:p text:style-name="P56"><text:span text:style-name="T48"><text:tab/>case</text:span> <text:span text:style-name="T28">'/'</text:span>:</text:p>
      <text:p text:style-name="P56"><text:span text:style-name="T16"><text:tab/><text:tab/>result</text:span> = <text:span text:style-name="T16">number1</text:span> / <text:span text:style-name="T16">number2</text:span></text:p>
      <text:p text:style-name="P136"><text:tab/><text:tab/>break</text:p>
      <text:p text:style-name="P56"><text:span text:style-name="T48"><text:tab/>default</text:span>:</text:p>
      <text:p text:style-name="P56"><text:span text:style-name="T16"><text:tab/><text:tab/>console</text:span>.<text:span text:style-name="T25">log</text:span>(<text:span text:style-name="T28">'não implementado'</text:span>)</text:p>
      <text:p text:style-name="P136"><text:tab/><text:tab/>break</text:p>
      <text:p text:style-name="P56">}</text:p>
      <text:p text:style-name="P56"><text:span text:style-name="T48"><text:tab/>return</text:span> <text:span text:style-name="T16">result</text:span></text:p>
      <text:p text:style-name="P56">}</text:p>
      <text:p text:style-name="P56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4"/>
      <text:list xml:id="list74335617496846" text:continue-numbering="true" text:style-name="L45">
        <text:list-item>
          <text:p text:style-name="P190">Throw e try/Catch</text:p>
        </text:list-item>
      </text:list>
      <text:p text:style-name="P126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26"/>
      <text:p text:style-name="P89">// throw - disparar, lançar</text:p>
      <text:p text:style-name="P56"><text:span text:style-name="T31">function</text:span> <text:span text:style-name="T25">sayMyName</text:span>(<text:span text:style-name="T16">name</text:span> = <text:span text:style-name="T28">''</text:span>){</text:p>
      <text:p text:style-name="P56"><text:span text:style-name="T48"><text:tab/>if</text:span>(<text:span text:style-name="T16">name</text:span> ===<text:span text:style-name="T28">''</text:span>){</text:p>
      <text:p text:style-name="P56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6"><text:tab/>}</text:p>
      <text:p text:style-name="P56"><text:span text:style-name="T16"><text:tab/>console</text:span>.<text:span text:style-name="T25">log</text:span>(<text:span text:style-name="T16">name</text:span>)</text:p>
      <text:p text:style-name="P56">}</text:p>
      <text:p text:style-name="P91">// try(tentar) .. catch(pegar/capturar)</text:p>
      <text:p text:style-name="P56"><text:span text:style-name="T48">try</text:span>{</text:p>
      <text:p text:style-name="P56"><text:span text:style-name="T25"><text:tab/>sayMyName</text:span>(<text:span text:style-name="T28">''</text:span>)</text:p>
      <text:p text:style-name="P56">} <text:span text:style-name="T48">catch</text:span> (<text:span text:style-name="T16">e</text:span>){</text:p>
      <text:p text:style-name="P56"><text:span text:style-name="T16"><text:tab/>console</text:span>.<text:span text:style-name="T25">log</text:span>(<text:span text:style-name="T16">e</text:span>)</text:p>
      <text:p text:style-name="P56">}</text:p>
      <text:p text:style-name="P56"><text:span text:style-name="T16">console</text:span>.<text:span text:style-name="T25">log</text:span>(<text:span text:style-name="T28">'após o try/catch'</text:span>)</text:p>
      <text:p text:style-name="P126"/>
      <text:p text:style-name="P145">Guias estelares</text:p>
      <text:p text:style-name="P39"><text:span text:style-name="T1">O guia estelar de </text:span><text:span text:style-name="T2">JavaScript</text:span></text:p>
      <text:p text:style-name="P132">Estruturas de repetição</text:p>
      <text:list xml:id="list1776618761" text:style-name="L46">
        <text:list-item>
          <text:p text:style-name="P187">For</text:p>
        </text:list-item>
      </text:list>
      <text:p text:style-name="P115"/>
      <text:p text:style-name="P90">//Estrutura de repetição</text:p>
      <text:p text:style-name="P91">// for</text:p>
      <text:p text:style-name="P91">// break - para a execução do loop</text:p>
      <text:p text:style-name="P91">// continue = pula a execução do momento</text:p>
      <text:p text:style-name="P78"/>
      <text:p text:style-name="P56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56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56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6"><text:span text:style-name="T48"><text:tab/>if</text:span>(<text:span text:style-name="T16">i</text:span> === <text:span text:style-name="T37">5</text:span>){</text:p>
      <text:p text:style-name="P56"><text:span text:style-name="T48"><text:tab/><text:tab/>break</text:span>;</text:p>
      <text:p text:style-name="P56"><text:tab/>}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56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6"><text:span text:style-name="T48"><text:tab/>if</text:span>(<text:span text:style-name="T16">i</text:span> === <text:span text:style-name="T37">5</text:span>){</text:p>
      <text:p text:style-name="P56"><text:span text:style-name="T48"><text:tab/><text:tab/>continue</text:span>;</text:p>
      <text:p text:style-name="P56"><text:tab/>}</text:p>
      <text:p text:style-name="P56"><text:span text:style-name="T16"><text:tab/>console</text:span>.<text:span text:style-name="T25">log</text:span>(<text:span text:style-name="T16">i</text:span>)</text:p>
      <text:p text:style-name="P56">}</text:p>
      <text:p text:style-name="P115"/>
      <text:list xml:id="list74334883153163" text:continue-numbering="true" text:style-name="L46">
        <text:list-item>
          <text:p text:style-name="P187">While</text:p>
        </text:list-item>
      </text:list>
      <text:p text:style-name="P115"/>
      <text:p text:style-name="P90">//Estrutura de repetição</text:p>
      <text:p text:style-name="P91">// while</text:p>
      <text:p text:style-name="P91">// usado quando não sabemos o momento da parada de nossa aplicação.</text:p>
      <text:p text:style-name="P56"><text:span text:style-name="T31">let</text:span> <text:span text:style-name="T16">i</text:span> = <text:span text:style-name="T37">0</text:span>;</text:p>
      <text:p text:style-name="P56"><text:span text:style-name="T48">while</text:span>(<text:span text:style-name="T16">i</text:span> &lt; <text:span text:style-name="T37">10</text:span>){</text:p>
      <text:p text:style-name="P56"><text:span text:style-name="T16"><text:tab/>console</text:span>.<text:span text:style-name="T25">log</text:span>(<text:span text:style-name="T16">i</text:span>)</text:p>
      <text:p text:style-name="P56"><text:span text:style-name="T16"><text:tab/>i</text:span>++;</text:p>
      <text:p text:style-name="P56">}</text:p>
      <text:p text:style-name="P56"><text:span text:style-name="T31">let</text:span> <text:span text:style-name="T16">x</text:span> = <text:span text:style-name="T37">49586394505</text:span></text:p>
      <text:p text:style-name="P56"><text:span text:style-name="T48">while</text:span>(<text:span text:style-name="T16">x</text:span> &gt;<text:span text:style-name="T37">10</text:span>){</text:p>
      <text:p text:style-name="P56"><text:span text:style-name="T16"><text:tab/>console</text:span>.<text:span text:style-name="T25">log</text:span>(<text:span text:style-name="T16">x</text:span>)</text:p>
      <text:p text:style-name="P56"><text:span text:style-name="T16"><text:tab/>x</text:span> /= <text:span text:style-name="T37">35</text:span></text:p>
      <text:p text:style-name="P56">}</text:p>
      <text:p text:style-name="P115"/>
      <text:list xml:id="list74335182370622" text:continue-numbering="true" text:style-name="L46">
        <text:list-item>
          <text:p text:style-name="P187">For of</text:p>
        </text:list-item>
      </text:list>
      <text:p text:style-name="P115"/>
      <text:p text:style-name="P90">//Estrutura de repetição</text:p>
      <text:p text:style-name="P91">// for ..of</text:p>
      <text:p text:style-name="P56"><text:span text:style-name="T31">let</text:span> <text:span text:style-name="T16">name</text:span> = <text:span text:style-name="T28">'Thiago'</text:span></text:p>
      <text:p text:style-name="P56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6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6"><text:span text:style-name="T16">console</text:span>.<text:span text:style-name="T25">log</text:span>(<text:span text:style-name="T16">char</text:span>)</text:p>
      <text:p text:style-name="P56">}</text:p>
      <text:p text:style-name="P56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6"><text:span text:style-name="T16">console</text:span>.<text:span text:style-name="T25">log</text:span>(<text:span text:style-name="T16">name</text:span>)</text:p>
      <text:p text:style-name="P56">}</text:p>
      <text:p text:style-name="P115"/>
      <text:list xml:id="list74335320754697" text:continue-numbering="true" text:style-name="L46">
        <text:list-item>
          <text:p text:style-name="P187">For in</text:p>
        </text:list-item>
      </text:list>
      <text:p text:style-name="P115"/>
      <text:p text:style-name="P90">//Estrutura de repetição</text:p>
      <text:p text:style-name="P91">// for...in</text:p>
      <text:p text:style-name="P56"><text:span text:style-name="T31">let</text:span> <text:span text:style-name="T16">person</text:span> = {</text:p>
      <text:p text:style-name="P56"><text:span text:style-name="T16">name:</text:span> <text:span text:style-name="T28">'Thiago'</text:span>,</text:p>
      <text:p text:style-name="P56"><text:span text:style-name="T16">age:</text:span> <text:span text:style-name="T37">33</text:span>,</text:p>
      <text:p text:style-name="P56"><text:span text:style-name="T16">weight:</text:span> <text:span text:style-name="T37">92.2</text:span>,</text:p>
      <text:p text:style-name="P56">}</text:p>
      <text:p text:style-name="P56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6"><text:span text:style-name="T16">console</text:span>.<text:span text:style-name="T25">log</text:span>(<text:span text:style-name="T16">property</text:span>)</text:p>
      <text:p text:style-name="P56"><text:span text:style-name="T16">console</text:span>.<text:span text:style-name="T25">log</text:span>(<text:span text:style-name="T16">person</text:span>[<text:span text:style-name="T16">property</text:span>])</text:p>
      <text:p text:style-name="P56">}</text:p>
      <text:p text:style-name="P115"/>
      <text:p text:style-name="P219">Guias estelares</text:p>
      <text:p text:style-name="P218"><text:span text:style-name="T1">O guia estelar de </text:span><text:span text:style-name="T2">JavaScript</text:span></text:p>
      <text:p text:style-name="P210">Consolidando com exercícios</text:p>
      <text:list xml:id="list462706135" text:style-name="L47">
        <text:list-item>
          <text:p text:style-name="P188">Praticar para aperfeiçoar</text:p>
        </text:list-item>
      </text:list>
      <text:p text:style-name="P199"/>
      <text:list xml:id="list74333996031650" text:continue-numbering="true" text:style-name="L47">
        <text:list-item>
          <text:p text:style-name="P188">Sistema de notas escolares</text:p>
        </text:list-item>
      </text:list>
      <text:p text:style-name="P199"/>
      <text:list xml:id="list74334700296745" text:continue-numbering="true" text:style-name="L47">
        <text:list-item>
          <text:p text:style-name="P188">Flu<text:span text:style-name="T60">x</text:span>o e caixa familiar</text:p>
        </text:list-item>
      </text:list>
      <text:p text:style-name="P199"/>
      <text:list xml:id="list74334857470711" text:continue-numbering="true" text:style-name="L47">
        <text:list-item>
          <text:p text:style-name="P188">Celsius to Fahrenheit</text:p>
        </text:list-item>
      </text:list>
      <text:p text:style-name="P199"/>
      <text:list xml:id="list74333753992868" text:continue-numbering="true" text:style-name="L47">
        <text:list-item>
          <text:p text:style-name="P188">Buscando e encontrando dados em Array</text:p>
        </text:list-item>
      </text:list>
      <text:p text:style-name="P1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05-07T07:43:33.280662493</dc:date>
    <meta:editing-duration>PT4H56M17S</meta:editing-duration>
    <meta:editing-cycles>34</meta:editing-cycles>
    <meta:generator>LibreOffice/6.1.5.2$Linux_X86_64 LibreOffice_project/10$Build-2</meta:generator>
    <meta:document-statistic meta:table-count="0" meta:image-count="0" meta:object-count="0" meta:page-count="26" meta:paragraph-count="933" meta:word-count="3824" meta:character-count="23519" meta:non-whitespace-character-count="20713"/>
  </office:meta>
</office:document-meta>
</file>